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61.057cm" svg:height="29.43cm" svg:x="5.613cm" svg:y="0.452cm">
            <draw:object draw:notify-on-update-of-ranges="test.C1:test.C1 test.C2:test.C364 test.D1:test.D1 test.D2:test.D3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0x1001</text:p>
          </table:table-cell>
          <table:table-cell office:value-type="string" calcext:value-type="string">
            <text:p>0x10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8334" calcext:value-type="float">
            <text:p>408334</text:p>
          </table:table-cell>
          <table:table-cell office:value-type="float" office:value="2156260" calcext:value-type="float">
            <text:p>21562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5273" calcext:value-type="float">
            <text:p>385273</text:p>
          </table:table-cell>
          <table:table-cell office:value-type="float" office:value="2132890" calcext:value-type="float">
            <text:p>21328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2073" calcext:value-type="float">
            <text:p>362073</text:p>
          </table:table-cell>
          <table:table-cell office:value-type="float" office:value="2109373" calcext:value-type="float">
            <text:p>21093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9105" calcext:value-type="float">
            <text:p>339105</text:p>
          </table:table-cell>
          <table:table-cell office:value-type="float" office:value="2086086" calcext:value-type="float">
            <text:p>2086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6019" calcext:value-type="float">
            <text:p>316019</text:p>
          </table:table-cell>
          <table:table-cell office:value-type="float" office:value="2062690" calcext:value-type="float">
            <text:p>20626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3083" calcext:value-type="float">
            <text:p>293083</text:p>
          </table:table-cell>
          <table:table-cell office:value-type="float" office:value="2039449" calcext:value-type="float">
            <text:p>2039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9949" calcext:value-type="float">
            <text:p>269949</text:p>
          </table:table-cell>
          <table:table-cell office:value-type="float" office:value="2015995" calcext:value-type="float">
            <text:p>20159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6953" calcext:value-type="float">
            <text:p>246953</text:p>
          </table:table-cell>
          <table:table-cell office:value-type="float" office:value="1992685" calcext:value-type="float">
            <text:p>1992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3872" calcext:value-type="float">
            <text:p>223872</text:p>
          </table:table-cell>
          <table:table-cell office:value-type="float" office:value="1969297" calcext:value-type="float">
            <text:p>19692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806" calcext:value-type="float">
            <text:p>200806</text:p>
          </table:table-cell>
          <table:table-cell office:value-type="float" office:value="1945921" calcext:value-type="float">
            <text:p>19459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764" calcext:value-type="float">
            <text:p>177764</text:p>
          </table:table-cell>
          <table:table-cell office:value-type="float" office:value="1922558" calcext:value-type="float">
            <text:p>19225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4714" calcext:value-type="float">
            <text:p>154714</text:p>
          </table:table-cell>
          <table:table-cell office:value-type="float" office:value="1899195" calcext:value-type="float">
            <text:p>1899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686" calcext:value-type="float">
            <text:p>131686</text:p>
          </table:table-cell>
          <table:table-cell office:value-type="float" office:value="1875859" calcext:value-type="float">
            <text:p>1875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8632" calcext:value-type="float">
            <text:p>108632</text:p>
          </table:table-cell>
          <table:table-cell office:value-type="float" office:value="1852496" calcext:value-type="float">
            <text:p>1852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5480" calcext:value-type="float">
            <text:p>85480</text:p>
          </table:table-cell>
          <table:table-cell office:value-type="float" office:value="1829022" calcext:value-type="float">
            <text:p>1829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2430" calcext:value-type="float">
            <text:p>62430</text:p>
          </table:table-cell>
          <table:table-cell office:value-type="float" office:value="1805659" calcext:value-type="float">
            <text:p>18056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9326" calcext:value-type="float">
            <text:p>39326</text:p>
          </table:table-cell>
          <table:table-cell office:value-type="float" office:value="1782247" calcext:value-type="float">
            <text:p>17822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114" calcext:value-type="float">
            <text:p>16114</text:p>
          </table:table-cell>
          <table:table-cell office:value-type="float" office:value="1758720" calcext:value-type="float">
            <text:p>17587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177" calcext:value-type="float">
            <text:p>-2177</text:p>
          </table:table-cell>
          <table:table-cell office:value-type="float" office:value="1735279" calcext:value-type="float">
            <text:p>17352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6480" calcext:value-type="float">
            <text:p>-6480</text:p>
          </table:table-cell>
          <table:table-cell office:value-type="float" office:value="1711943" calcext:value-type="float">
            <text:p>17119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0606" calcext:value-type="float">
            <text:p>-10606</text:p>
          </table:table-cell>
          <table:table-cell office:value-type="float" office:value="1688499" calcext:value-type="float">
            <text:p>16884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4684" calcext:value-type="float">
            <text:p>-14684</text:p>
          </table:table-cell>
          <table:table-cell office:value-type="float" office:value="1664206" calcext:value-type="float">
            <text:p>16642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8436" calcext:value-type="float">
            <text:p>-18436</text:p>
          </table:table-cell>
          <table:table-cell office:value-type="float" office:value="1640843" calcext:value-type="float">
            <text:p>16408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21914" calcext:value-type="float">
            <text:p>-21914</text:p>
          </table:table-cell>
          <table:table-cell office:value-type="float" office:value="1618253" calcext:value-type="float">
            <text:p>16182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25320" calcext:value-type="float">
            <text:p>-25320</text:p>
          </table:table-cell>
          <table:table-cell office:value-type="float" office:value="1595248" calcext:value-type="float">
            <text:p>15952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28571" calcext:value-type="float">
            <text:p>-28571</text:p>
          </table:table-cell>
          <table:table-cell office:value-type="float" office:value="1572411" calcext:value-type="float">
            <text:p>15724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31779" calcext:value-type="float">
            <text:p>-31779</text:p>
          </table:table-cell>
          <table:table-cell office:value-type="float" office:value="1548981" calcext:value-type="float">
            <text:p>15489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34867" calcext:value-type="float">
            <text:p>-34867</text:p>
          </table:table-cell>
          <table:table-cell office:value-type="float" office:value="1525620" calcext:value-type="float">
            <text:p>15256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37835" calcext:value-type="float">
            <text:p>-37835</text:p>
          </table:table-cell>
          <table:table-cell office:value-type="float" office:value="1502300" calcext:value-type="float">
            <text:p>1502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40747" calcext:value-type="float">
            <text:p>-40747</text:p>
          </table:table-cell>
          <table:table-cell office:value-type="float" office:value="1478643" calcext:value-type="float">
            <text:p>14786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43511" calcext:value-type="float">
            <text:p>-43511</text:p>
          </table:table-cell>
          <table:table-cell office:value-type="float" office:value="1455325" calcext:value-type="float">
            <text:p>14553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46219" calcext:value-type="float">
            <text:p>-46219</text:p>
          </table:table-cell>
          <table:table-cell office:value-type="float" office:value="1431770" calcext:value-type="float">
            <text:p>14317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48826" calcext:value-type="float">
            <text:p>-48826</text:p>
          </table:table-cell>
          <table:table-cell office:value-type="float" office:value="1408297" calcext:value-type="float">
            <text:p>14082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51352" calcext:value-type="float">
            <text:p>-51352</text:p>
          </table:table-cell>
          <table:table-cell office:value-type="float" office:value="1384847" calcext:value-type="float">
            <text:p>13848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53789" calcext:value-type="float">
            <text:p>-53789</text:p>
          </table:table-cell>
          <table:table-cell office:value-type="float" office:value="1361504" calcext:value-type="float">
            <text:p>13615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56152" calcext:value-type="float">
            <text:p>-56152</text:p>
          </table:table-cell>
          <table:table-cell office:value-type="float" office:value="1338162" calcext:value-type="float">
            <text:p>13381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58446" calcext:value-type="float">
            <text:p>-58446</text:p>
          </table:table-cell>
          <table:table-cell office:value-type="float" office:value="1314795" calcext:value-type="float">
            <text:p>13147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60756" calcext:value-type="float">
            <text:p>-60756</text:p>
          </table:table-cell>
          <table:table-cell office:value-type="float" office:value="1290590" calcext:value-type="float">
            <text:p>12905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62928" calcext:value-type="float">
            <text:p>-62928</text:p>
          </table:table-cell>
          <table:table-cell office:value-type="float" office:value="1267193" calcext:value-type="float">
            <text:p>12671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64959" calcext:value-type="float">
            <text:p>-64959</text:p>
          </table:table-cell>
          <table:table-cell office:value-type="float" office:value="1244632" calcext:value-type="float">
            <text:p>12446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66980" calcext:value-type="float">
            <text:p>-66980</text:p>
          </table:table-cell>
          <table:table-cell office:value-type="float" office:value="1221638" calcext:value-type="float">
            <text:p>12216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69069" calcext:value-type="float">
            <text:p>-69069</text:p>
          </table:table-cell>
          <table:table-cell office:value-type="float" office:value="1197115" calcext:value-type="float">
            <text:p>11971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70941" calcext:value-type="float">
            <text:p>-70941</text:p>
          </table:table-cell>
          <table:table-cell office:value-type="float" office:value="1174559" calcext:value-type="float">
            <text:p>11745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72811" calcext:value-type="float">
            <text:p>-72811</text:p>
          </table:table-cell>
          <table:table-cell office:value-type="float" office:value="1151518" calcext:value-type="float">
            <text:p>11515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74614" calcext:value-type="float">
            <text:p>-74614</text:p>
          </table:table-cell>
          <table:table-cell office:value-type="float" office:value="1128683" calcext:value-type="float">
            <text:p>11286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76419" calcext:value-type="float">
            <text:p>-76419</text:p>
          </table:table-cell>
          <table:table-cell office:value-type="float" office:value="1105211" calcext:value-type="float">
            <text:p>11052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78175" calcext:value-type="float">
            <text:p>-78175</text:p>
          </table:table-cell>
          <table:table-cell office:value-type="float" office:value="1081794" calcext:value-type="float">
            <text:p>10817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79900" calcext:value-type="float">
            <text:p>-79900</text:p>
          </table:table-cell>
          <table:table-cell office:value-type="float" office:value="1058298" calcext:value-type="float">
            <text:p>10582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81562" calcext:value-type="float">
            <text:p>-81562</text:p>
          </table:table-cell>
          <table:table-cell office:value-type="float" office:value="1034990" calcext:value-type="float">
            <text:p>10349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83198" calcext:value-type="float">
            <text:p>-83198</text:p>
          </table:table-cell>
          <table:table-cell office:value-type="float" office:value="1011566" calcext:value-type="float">
            <text:p>10115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84800" calcext:value-type="float">
            <text:p>-84800</text:p>
          </table:table-cell>
          <table:table-cell office:value-type="float" office:value="988002" calcext:value-type="float">
            <text:p>9880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86364" calcext:value-type="float">
            <text:p>-86364</text:p>
          </table:table-cell>
          <table:table-cell office:value-type="float" office:value="964557" calcext:value-type="float">
            <text:p>9645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87886" calcext:value-type="float">
            <text:p>-87886</text:p>
          </table:table-cell>
          <table:table-cell office:value-type="float" office:value="940279" calcext:value-type="float">
            <text:p>9402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89323" calcext:value-type="float">
            <text:p>-89323</text:p>
          </table:table-cell>
          <table:table-cell office:value-type="float" office:value="918439" calcext:value-type="float">
            <text:p>9184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90791" calcext:value-type="float">
            <text:p>-90791</text:p>
          </table:table-cell>
          <table:table-cell office:value-type="float" office:value="894852" calcext:value-type="float">
            <text:p>8948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92207" calcext:value-type="float">
            <text:p>-92207</text:p>
          </table:table-cell>
          <table:table-cell office:value-type="float" office:value="871449" calcext:value-type="float">
            <text:p>8714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93607" calcext:value-type="float">
            <text:p>-93607</text:p>
          </table:table-cell>
          <table:table-cell office:value-type="float" office:value="847909" calcext:value-type="float">
            <text:p>8479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94966" calcext:value-type="float">
            <text:p>-94966</text:p>
          </table:table-cell>
          <table:table-cell office:value-type="float" office:value="824442" calcext:value-type="float">
            <text:p>8244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96346" calcext:value-type="float">
            <text:p>-96346</text:p>
          </table:table-cell>
          <table:table-cell office:value-type="float" office:value="800120" calcext:value-type="float">
            <text:p>8001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97642" calcext:value-type="float">
            <text:p>-97642</text:p>
          </table:table-cell>
          <table:table-cell office:value-type="float" office:value="776739" calcext:value-type="float">
            <text:p>7767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98870" calcext:value-type="float">
            <text:p>-98870</text:p>
          </table:table-cell>
          <table:table-cell office:value-type="float" office:value="754194" calcext:value-type="float">
            <text:p>7541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00110" calcext:value-type="float">
            <text:p>-100110</text:p>
          </table:table-cell>
          <table:table-cell office:value-type="float" office:value="730807" calcext:value-type="float">
            <text:p>7308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01305" calcext:value-type="float">
            <text:p>-101305</text:p>
          </table:table-cell>
          <table:table-cell office:value-type="float" office:value="707832" calcext:value-type="float">
            <text:p>7078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02515" calcext:value-type="float">
            <text:p>-102515</text:p>
          </table:table-cell>
          <table:table-cell office:value-type="float" office:value="684107" calcext:value-type="float">
            <text:p>684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03657" calcext:value-type="float">
            <text:p>-103657</text:p>
          </table:table-cell>
          <table:table-cell office:value-type="float" office:value="661115" calcext:value-type="float">
            <text:p>661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04791" calcext:value-type="float">
            <text:p>-104791</text:p>
          </table:table-cell>
          <table:table-cell office:value-type="float" office:value="638059" calcext:value-type="float">
            <text:p>6380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05896" calcext:value-type="float">
            <text:p>-105896</text:p>
          </table:table-cell>
          <table:table-cell office:value-type="float" office:value="614892" calcext:value-type="float">
            <text:p>6148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07001" calcext:value-type="float">
            <text:p>-107001</text:p>
          </table:table-cell>
          <table:table-cell office:value-type="float" office:value="591375" calcext:value-type="float">
            <text:p>5913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08076" calcext:value-type="float">
            <text:p>-108076</text:p>
          </table:table-cell>
          <table:table-cell office:value-type="float" office:value="567854" calcext:value-type="float">
            <text:p>5678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09129" calcext:value-type="float">
            <text:p>-109129</text:p>
          </table:table-cell>
          <table:table-cell office:value-type="float" office:value="544468" calcext:value-type="float">
            <text:p>544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10169" calcext:value-type="float">
            <text:p>-110169</text:p>
          </table:table-cell>
          <table:table-cell office:value-type="float" office:value="520795" calcext:value-type="float">
            <text:p>5207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11177" calcext:value-type="float">
            <text:p>-111177</text:p>
          </table:table-cell>
          <table:table-cell office:value-type="float" office:value="497403" calcext:value-type="float">
            <text:p>4974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12199" calcext:value-type="float">
            <text:p>-112199</text:p>
          </table:table-cell>
          <table:table-cell office:value-type="float" office:value="473173" calcext:value-type="float">
            <text:p>4731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13167" calcext:value-type="float">
            <text:p>-113167</text:p>
          </table:table-cell>
          <table:table-cell office:value-type="float" office:value="449775" calcext:value-type="float">
            <text:p>4497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14112" calcext:value-type="float">
            <text:p>-114112</text:p>
          </table:table-cell>
          <table:table-cell office:value-type="float" office:value="426420" calcext:value-type="float">
            <text:p>4264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15005" calcext:value-type="float">
            <text:p>-115005</text:p>
          </table:table-cell>
          <table:table-cell office:value-type="float" office:value="403863" calcext:value-type="float">
            <text:p>4038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15899" calcext:value-type="float">
            <text:p>-115899</text:p>
          </table:table-cell>
          <table:table-cell office:value-type="float" office:value="380870" calcext:value-type="float">
            <text:p>3808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16787" calcext:value-type="float">
            <text:p>-116787</text:p>
          </table:table-cell>
          <table:table-cell office:value-type="float" office:value="357542" calcext:value-type="float">
            <text:p>3575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17661" calcext:value-type="float">
            <text:p>-117661</text:p>
          </table:table-cell>
          <table:table-cell office:value-type="float" office:value="334135" calcext:value-type="float">
            <text:p>3341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18503" calcext:value-type="float">
            <text:p>-118503</text:p>
          </table:table-cell>
          <table:table-cell office:value-type="float" office:value="311146" calcext:value-type="float">
            <text:p>3111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19332" calcext:value-type="float">
            <text:p>-119332</text:p>
          </table:table-cell>
          <table:table-cell office:value-type="float" office:value="287933" calcext:value-type="float">
            <text:p>2879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20159" calcext:value-type="float">
            <text:p>-120159</text:p>
          </table:table-cell>
          <table:table-cell office:value-type="float" office:value="264268" calcext:value-type="float">
            <text:p>2642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20967" calcext:value-type="float">
            <text:p>-120967</text:p>
          </table:table-cell>
          <table:table-cell office:value-type="float" office:value="240921" calcext:value-type="float">
            <text:p>2409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21753" calcext:value-type="float">
            <text:p>-121753</text:p>
          </table:table-cell>
          <table:table-cell office:value-type="float" office:value="217343" calcext:value-type="float">
            <text:p>2173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22523" calcext:value-type="float">
            <text:p>-122523</text:p>
          </table:table-cell>
          <table:table-cell office:value-type="float" office:value="193956" calcext:value-type="float">
            <text:p>1939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23280" calcext:value-type="float">
            <text:p>-123280</text:p>
          </table:table-cell>
          <table:table-cell office:value-type="float" office:value="170643" calcext:value-type="float">
            <text:p>1706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24019" calcext:value-type="float">
            <text:p>-124019</text:p>
          </table:table-cell>
          <table:table-cell office:value-type="float" office:value="147092" calcext:value-type="float">
            <text:p>1470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24747" calcext:value-type="float">
            <text:p>-124747</text:p>
          </table:table-cell>
          <table:table-cell office:value-type="float" office:value="123717" calcext:value-type="float">
            <text:p>1237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25476" calcext:value-type="float">
            <text:p>-125476</text:p>
          </table:table-cell>
          <table:table-cell office:value-type="float" office:value="99505" calcext:value-type="float">
            <text:p>995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26141" calcext:value-type="float">
            <text:p>-126141</text:p>
          </table:table-cell>
          <table:table-cell office:value-type="float" office:value="76966" calcext:value-type="float">
            <text:p>769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26825" calcext:value-type="float">
            <text:p>-126825</text:p>
          </table:table-cell>
          <table:table-cell office:value-type="float" office:value="53540" calcext:value-type="float">
            <text:p>535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27472" calcext:value-type="float">
            <text:p>-127472</text:p>
          </table:table-cell>
          <table:table-cell office:value-type="float" office:value="30552" calcext:value-type="float">
            <text:p>305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28110" calcext:value-type="float">
            <text:p>-128110</text:p>
          </table:table-cell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28748" calcext:value-type="float">
            <text:p>-128748</text:p>
          </table:table-cell>
          <table:table-cell office:value-type="float" office:value="-5567" calcext:value-type="float">
            <text:p>-55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29367" calcext:value-type="float">
            <text:p>-129367</text:p>
          </table:table-cell>
          <table:table-cell office:value-type="float" office:value="-12251" calcext:value-type="float">
            <text:p>-122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29973" calcext:value-type="float">
            <text:p>-129973</text:p>
          </table:table-cell>
          <table:table-cell office:value-type="float" office:value="-18501" calcext:value-type="float">
            <text:p>-185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30575" calcext:value-type="float">
            <text:p>-130575</text:p>
          </table:table-cell>
          <table:table-cell office:value-type="float" office:value="-24449" calcext:value-type="float">
            <text:p>-244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31150" calcext:value-type="float">
            <text:p>-131150</text:p>
          </table:table-cell>
          <table:table-cell office:value-type="float" office:value="-30016" calcext:value-type="float">
            <text:p>-300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31720" calcext:value-type="float">
            <text:p>-131720</text:p>
          </table:table-cell>
          <table:table-cell office:value-type="float" office:value="-35339" calcext:value-type="float">
            <text:p>-353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32276" calcext:value-type="float">
            <text:p>-132276</text:p>
          </table:table-cell>
          <table:table-cell office:value-type="float" office:value="-40377" calcext:value-type="float">
            <text:p>-403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32815" calcext:value-type="float">
            <text:p>-132815</text:p>
          </table:table-cell>
          <table:table-cell office:value-type="float" office:value="-45158" calcext:value-type="float">
            <text:p>-451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133343" calcext:value-type="float">
            <text:p>-133343</text:p>
          </table:table-cell>
          <table:table-cell office:value-type="float" office:value="-49921" calcext:value-type="float">
            <text:p>-499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33879" calcext:value-type="float">
            <text:p>-133879</text:p>
          </table:table-cell>
          <table:table-cell office:value-type="float" office:value="-54285" calcext:value-type="float">
            <text:p>-542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34362" calcext:value-type="float">
            <text:p>-134362</text:p>
          </table:table-cell>
          <table:table-cell office:value-type="float" office:value="-58476" calcext:value-type="float">
            <text:p>-584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134866" calcext:value-type="float">
            <text:p>-134866</text:p>
          </table:table-cell>
          <table:table-cell office:value-type="float" office:value="-62508" calcext:value-type="float">
            <text:p>-625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35330" calcext:value-type="float">
            <text:p>-135330</text:p>
          </table:table-cell>
          <table:table-cell office:value-type="float" office:value="-66253" calcext:value-type="float">
            <text:p>-662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135795" calcext:value-type="float">
            <text:p>-135795</text:p>
          </table:table-cell>
          <table:table-cell office:value-type="float" office:value="-69988" calcext:value-type="float">
            <text:p>-699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36239" calcext:value-type="float">
            <text:p>-136239</text:p>
          </table:table-cell>
          <table:table-cell office:value-type="float" office:value="-73538" calcext:value-type="float">
            <text:p>-735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136680" calcext:value-type="float">
            <text:p>-136680</text:p>
          </table:table-cell>
          <table:table-cell office:value-type="float" office:value="-77012" calcext:value-type="float">
            <text:p>-770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37106" calcext:value-type="float">
            <text:p>-137106</text:p>
          </table:table-cell>
          <table:table-cell office:value-type="float" office:value="-80345" calcext:value-type="float">
            <text:p>-803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137519" calcext:value-type="float">
            <text:p>-137519</text:p>
          </table:table-cell>
          <table:table-cell office:value-type="float" office:value="-83587" calcext:value-type="float">
            <text:p>-835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137925" calcext:value-type="float">
            <text:p>-137925</text:p>
          </table:table-cell>
          <table:table-cell office:value-type="float" office:value="-86743" calcext:value-type="float">
            <text:p>-867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38315" calcext:value-type="float">
            <text:p>-138315</text:p>
          </table:table-cell>
          <table:table-cell office:value-type="float" office:value="-89808" calcext:value-type="float">
            <text:p>-898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38698" calcext:value-type="float">
            <text:p>-138698</text:p>
          </table:table-cell>
          <table:table-cell office:value-type="float" office:value="-92785" calcext:value-type="float">
            <text:p>-927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139073" calcext:value-type="float">
            <text:p>-139073</text:p>
          </table:table-cell>
          <table:table-cell office:value-type="float" office:value="-95690" calcext:value-type="float">
            <text:p>-956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39434" calcext:value-type="float">
            <text:p>-139434</text:p>
          </table:table-cell>
          <table:table-cell office:value-type="float" office:value="-98521" calcext:value-type="float">
            <text:p>-985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39781" calcext:value-type="float">
            <text:p>-139781</text:p>
          </table:table-cell>
          <table:table-cell office:value-type="float" office:value="-101249" calcext:value-type="float">
            <text:p>-1012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40116" calcext:value-type="float">
            <text:p>-140116</text:p>
          </table:table-cell>
          <table:table-cell office:value-type="float" office:value="-103914" calcext:value-type="float">
            <text:p>-1039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40448" calcext:value-type="float">
            <text:p>-140448</text:p>
          </table:table-cell>
          <table:table-cell office:value-type="float" office:value="-106531" calcext:value-type="float">
            <text:p>-1065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140764" calcext:value-type="float">
            <text:p>-140764</text:p>
          </table:table-cell>
          <table:table-cell office:value-type="float" office:value="-109056" calcext:value-type="float">
            <text:p>-1090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41065" calcext:value-type="float">
            <text:p>-141065</text:p>
          </table:table-cell>
          <table:table-cell office:value-type="float" office:value="-111538" calcext:value-type="float">
            <text:p>-1115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141371" calcext:value-type="float">
            <text:p>-141371</text:p>
          </table:table-cell>
          <table:table-cell office:value-type="float" office:value="-114030" calcext:value-type="float">
            <text:p>-1140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141652" calcext:value-type="float">
            <text:p>-141652</text:p>
          </table:table-cell>
          <table:table-cell office:value-type="float" office:value="-116384" calcext:value-type="float">
            <text:p>-1163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41912" calcext:value-type="float">
            <text:p>-141912</text:p>
          </table:table-cell>
          <table:table-cell office:value-type="float" office:value="-118595" calcext:value-type="float">
            <text:p>-1185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142165" calcext:value-type="float">
            <text:p>-142165</text:p>
          </table:table-cell>
          <table:table-cell office:value-type="float" office:value="-120807" calcext:value-type="float">
            <text:p>-1208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142416" calcext:value-type="float">
            <text:p>-142416</text:p>
          </table:table-cell>
          <table:table-cell office:value-type="float" office:value="-123002" calcext:value-type="float">
            <text:p>-1230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142653" calcext:value-type="float">
            <text:p>-142653</text:p>
          </table:table-cell>
          <table:table-cell office:value-type="float" office:value="-125117" calcext:value-type="float">
            <text:p>-1251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142878" calcext:value-type="float">
            <text:p>-142878</text:p>
          </table:table-cell>
          <table:table-cell office:value-type="float" office:value="-127206" calcext:value-type="float">
            <text:p>-1272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43095" calcext:value-type="float">
            <text:p>-143095</text:p>
          </table:table-cell>
          <table:table-cell office:value-type="float" office:value="-129258" calcext:value-type="float">
            <text:p>-1292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143297" calcext:value-type="float">
            <text:p>-143297</text:p>
          </table:table-cell>
          <table:table-cell office:value-type="float" office:value="-131279" calcext:value-type="float">
            <text:p>-1312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143492" calcext:value-type="float">
            <text:p>-143492</text:p>
          </table:table-cell>
          <table:table-cell office:value-type="float" office:value="-133262" calcext:value-type="float">
            <text:p>-1332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43683" calcext:value-type="float">
            <text:p>-143683</text:p>
          </table:table-cell>
          <table:table-cell office:value-type="float" office:value="-135222" calcext:value-type="float">
            <text:p>-1352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43860" calcext:value-type="float">
            <text:p>-143860</text:p>
          </table:table-cell>
          <table:table-cell office:value-type="float" office:value="-137189" calcext:value-type="float">
            <text:p>-1371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144018" calcext:value-type="float">
            <text:p>-144018</text:p>
          </table:table-cell>
          <table:table-cell office:value-type="float" office:value="-139051" calcext:value-type="float">
            <text:p>-1390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44176" calcext:value-type="float">
            <text:p>-144176</text:p>
          </table:table-cell>
          <table:table-cell office:value-type="float" office:value="-140872" calcext:value-type="float">
            <text:p>-1408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144311" calcext:value-type="float">
            <text:p>-144311</text:p>
          </table:table-cell>
          <table:table-cell office:value-type="float" office:value="-142594" calcext:value-type="float">
            <text:p>-1425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144438" calcext:value-type="float">
            <text:p>-144438</text:p>
          </table:table-cell>
          <table:table-cell office:value-type="float" office:value="-144326" calcext:value-type="float">
            <text:p>-1443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44556" calcext:value-type="float">
            <text:p>-144556</text:p>
          </table:table-cell>
          <table:table-cell office:value-type="float" office:value="-146018" calcext:value-type="float">
            <text:p>-146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44662" calcext:value-type="float">
            <text:p>-144662</text:p>
          </table:table-cell>
          <table:table-cell office:value-type="float" office:value="-147703" calcext:value-type="float">
            <text:p>-1477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144759" calcext:value-type="float">
            <text:p>-144759</text:p>
          </table:table-cell>
          <table:table-cell office:value-type="float" office:value="-149369" calcext:value-type="float">
            <text:p>-1493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44851" calcext:value-type="float">
            <text:p>-144851</text:p>
          </table:table-cell>
          <table:table-cell office:value-type="float" office:value="-151021" calcext:value-type="float">
            <text:p>-1510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44927" calcext:value-type="float">
            <text:p>-144927</text:p>
          </table:table-cell>
          <table:table-cell office:value-type="float" office:value="-152633" calcext:value-type="float">
            <text:p>-1526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44993" calcext:value-type="float">
            <text:p>-144993</text:p>
          </table:table-cell>
          <table:table-cell office:value-type="float" office:value="-154207" calcext:value-type="float">
            <text:p>-1542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45044" calcext:value-type="float">
            <text:p>-145044</text:p>
          </table:table-cell>
          <table:table-cell office:value-type="float" office:value="-155765" calcext:value-type="float">
            <text:p>-1557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145088" calcext:value-type="float">
            <text:p>-145088</text:p>
          </table:table-cell>
          <table:table-cell office:value-type="float" office:value="-157349" calcext:value-type="float">
            <text:p>-1573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45126" calcext:value-type="float">
            <text:p>-145126</text:p>
          </table:table-cell>
          <table:table-cell office:value-type="float" office:value="-158845" calcext:value-type="float">
            <text:p>-1588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45146" calcext:value-type="float">
            <text:p>-145146</text:p>
          </table:table-cell>
          <table:table-cell office:value-type="float" office:value="-160261" calcext:value-type="float">
            <text:p>-1602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145152" calcext:value-type="float">
            <text:p>-145152</text:p>
          </table:table-cell>
          <table:table-cell office:value-type="float" office:value="-161693" calcext:value-type="float">
            <text:p>-1616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45152" calcext:value-type="float">
            <text:p>-145152</text:p>
          </table:table-cell>
          <table:table-cell office:value-type="float" office:value="-163090" calcext:value-type="float">
            <text:p>-1630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45139" calcext:value-type="float">
            <text:p>-145139</text:p>
          </table:table-cell>
          <table:table-cell office:value-type="float" office:value="-164493" calcext:value-type="float">
            <text:p>-164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45122" calcext:value-type="float">
            <text:p>-145122</text:p>
          </table:table-cell>
          <table:table-cell office:value-type="float" office:value="-165880" calcext:value-type="float">
            <text:p>-1658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145087" calcext:value-type="float">
            <text:p>-145087</text:p>
          </table:table-cell>
          <table:table-cell office:value-type="float" office:value="-167242" calcext:value-type="float">
            <text:p>-1672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145042" calcext:value-type="float">
            <text:p>-145042</text:p>
          </table:table-cell>
          <table:table-cell office:value-type="float" office:value="-168585" calcext:value-type="float">
            <text:p>-1685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144986" calcext:value-type="float">
            <text:p>-144986</text:p>
          </table:table-cell>
          <table:table-cell office:value-type="float" office:value="-169903" calcext:value-type="float">
            <text:p>-1699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-144915" calcext:value-type="float">
            <text:p>-144915</text:p>
          </table:table-cell>
          <table:table-cell office:value-type="float" office:value="-171200" calcext:value-type="float">
            <text:p>-1712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144834" calcext:value-type="float">
            <text:p>-144834</text:p>
          </table:table-cell>
          <table:table-cell office:value-type="float" office:value="-172476" calcext:value-type="float">
            <text:p>-1724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144737" calcext:value-type="float">
            <text:p>-144737</text:p>
          </table:table-cell>
          <table:table-cell office:value-type="float" office:value="-173774" calcext:value-type="float">
            <text:p>-1737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44637" calcext:value-type="float">
            <text:p>-144637</text:p>
          </table:table-cell>
          <table:table-cell office:value-type="float" office:value="-175010" calcext:value-type="float">
            <text:p>-1750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-144524" calcext:value-type="float">
            <text:p>-144524</text:p>
          </table:table-cell>
          <table:table-cell office:value-type="float" office:value="-176230" calcext:value-type="float">
            <text:p>-1762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144396" calcext:value-type="float">
            <text:p>-144396</text:p>
          </table:table-cell>
          <table:table-cell office:value-type="float" office:value="-177423" calcext:value-type="float">
            <text:p>-1774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144260" calcext:value-type="float">
            <text:p>-144260</text:p>
          </table:table-cell>
          <table:table-cell office:value-type="float" office:value="-178566" calcext:value-type="float">
            <text:p>-1785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144115" calcext:value-type="float">
            <text:p>-144115</text:p>
          </table:table-cell>
          <table:table-cell office:value-type="float" office:value="-179710" calcext:value-type="float">
            <text:p>-1797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43941" calcext:value-type="float">
            <text:p>-143941</text:p>
          </table:table-cell>
          <table:table-cell office:value-type="float" office:value="-180906" calcext:value-type="float">
            <text:p>-1809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143767" calcext:value-type="float">
            <text:p>-143767</text:p>
          </table:table-cell>
          <table:table-cell office:value-type="float" office:value="-182039" calcext:value-type="float">
            <text:p>-1820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-143577" calcext:value-type="float">
            <text:p>-143577</text:p>
          </table:table-cell>
          <table:table-cell office:value-type="float" office:value="-183141" calcext:value-type="float">
            <text:p>-1831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43378" calcext:value-type="float">
            <text:p>-143378</text:p>
          </table:table-cell>
          <table:table-cell office:value-type="float" office:value="-184236" calcext:value-type="float">
            <text:p>-1842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43163" calcext:value-type="float">
            <text:p>-143163</text:p>
          </table:table-cell>
          <table:table-cell office:value-type="float" office:value="-185316" calcext:value-type="float">
            <text:p>-1853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142939" calcext:value-type="float">
            <text:p>-142939</text:p>
          </table:table-cell>
          <table:table-cell office:value-type="float" office:value="-186371" calcext:value-type="float">
            <text:p>-1863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42698" calcext:value-type="float">
            <text:p>-142698</text:p>
          </table:table-cell>
          <table:table-cell office:value-type="float" office:value="-187421" calcext:value-type="float">
            <text:p>-1874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142448" calcext:value-type="float">
            <text:p>-142448</text:p>
          </table:table-cell>
          <table:table-cell office:value-type="float" office:value="-188451" calcext:value-type="float">
            <text:p>-1884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142180" calcext:value-type="float">
            <text:p>-142180</text:p>
          </table:table-cell>
          <table:table-cell office:value-type="float" office:value="-189464" calcext:value-type="float">
            <text:p>-1894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41902" calcext:value-type="float">
            <text:p>-141902</text:p>
          </table:table-cell>
          <table:table-cell office:value-type="float" office:value="-190470" calcext:value-type="float">
            <text:p>-1904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141609" calcext:value-type="float">
            <text:p>-141609</text:p>
          </table:table-cell>
          <table:table-cell office:value-type="float" office:value="-191447" calcext:value-type="float">
            <text:p>-1914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141305" calcext:value-type="float">
            <text:p>-141305</text:p>
          </table:table-cell>
          <table:table-cell office:value-type="float" office:value="-192425" calcext:value-type="float">
            <text:p>-1924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140995" calcext:value-type="float">
            <text:p>-140995</text:p>
          </table:table-cell>
          <table:table-cell office:value-type="float" office:value="-193349" calcext:value-type="float">
            <text:p>-1933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140668" calcext:value-type="float">
            <text:p>-140668</text:p>
          </table:table-cell>
          <table:table-cell office:value-type="float" office:value="-194272" calcext:value-type="float">
            <text:p>-1942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140322" calcext:value-type="float">
            <text:p>-140322</text:p>
          </table:table-cell>
          <table:table-cell office:value-type="float" office:value="-195193" calcext:value-type="float">
            <text:p>-1951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39961" calcext:value-type="float">
            <text:p>-139961</text:p>
          </table:table-cell>
          <table:table-cell office:value-type="float" office:value="-196101" calcext:value-type="float">
            <text:p>-1961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139583" calcext:value-type="float">
            <text:p>-139583</text:p>
          </table:table-cell>
          <table:table-cell office:value-type="float" office:value="-197009" calcext:value-type="float">
            <text:p>-1970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139191" calcext:value-type="float">
            <text:p>-139191</text:p>
          </table:table-cell>
          <table:table-cell office:value-type="float" office:value="-197892" calcext:value-type="float">
            <text:p>-1978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138785" calcext:value-type="float">
            <text:p>-138785</text:p>
          </table:table-cell>
          <table:table-cell office:value-type="float" office:value="-198779" calcext:value-type="float">
            <text:p>-1987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138365" calcext:value-type="float">
            <text:p>-138365</text:p>
          </table:table-cell>
          <table:table-cell office:value-type="float" office:value="-199633" calcext:value-type="float">
            <text:p>-1996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37927" calcext:value-type="float">
            <text:p>-137927</text:p>
          </table:table-cell>
          <table:table-cell office:value-type="float" office:value="-200480" calcext:value-type="float">
            <text:p>-20048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37473" calcext:value-type="float">
            <text:p>-137473</text:p>
          </table:table-cell>
          <table:table-cell office:value-type="float" office:value="-201325" calcext:value-type="float">
            <text:p>-2013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137000" calcext:value-type="float">
            <text:p>-137000</text:p>
          </table:table-cell>
          <table:table-cell office:value-type="float" office:value="-202147" calcext:value-type="float">
            <text:p>-2021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136510" calcext:value-type="float">
            <text:p>-136510</text:p>
          </table:table-cell>
          <table:table-cell office:value-type="float" office:value="-202966" calcext:value-type="float">
            <text:p>-2029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136002" calcext:value-type="float">
            <text:p>-136002</text:p>
          </table:table-cell>
          <table:table-cell office:value-type="float" office:value="-203762" calcext:value-type="float">
            <text:p>-2037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135486" calcext:value-type="float">
            <text:p>-135486</text:p>
          </table:table-cell>
          <table:table-cell office:value-type="float" office:value="-204556" calcext:value-type="float">
            <text:p>-2045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34945" calcext:value-type="float">
            <text:p>-134945</text:p>
          </table:table-cell>
          <table:table-cell office:value-type="float" office:value="-205329" calcext:value-type="float">
            <text:p>-2053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134387" calcext:value-type="float">
            <text:p>-134387</text:p>
          </table:table-cell>
          <table:table-cell office:value-type="float" office:value="-206099" calcext:value-type="float">
            <text:p>-2060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33786" calcext:value-type="float">
            <text:p>-133786</text:p>
          </table:table-cell>
          <table:table-cell office:value-type="float" office:value="-206876" calcext:value-type="float">
            <text:p>-2068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133221" calcext:value-type="float">
            <text:p>-133221</text:p>
          </table:table-cell>
          <table:table-cell office:value-type="float" office:value="-207586" calcext:value-type="float">
            <text:p>-20758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132608" calcext:value-type="float">
            <text:p>-132608</text:p>
          </table:table-cell>
          <table:table-cell office:value-type="float" office:value="-208317" calcext:value-type="float">
            <text:p>-2083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31950" calcext:value-type="float">
            <text:p>-131950</text:p>
          </table:table-cell>
          <table:table-cell office:value-type="float" office:value="-209059" calcext:value-type="float">
            <text:p>-2090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131322" calcext:value-type="float">
            <text:p>-131322</text:p>
          </table:table-cell>
          <table:table-cell office:value-type="float" office:value="-209737" calcext:value-type="float">
            <text:p>-2097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130654" calcext:value-type="float">
            <text:p>-130654</text:p>
          </table:table-cell>
          <table:table-cell office:value-type="float" office:value="-210429" calcext:value-type="float">
            <text:p>-2104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29962" calcext:value-type="float">
            <text:p>-129962</text:p>
          </table:table-cell>
          <table:table-cell office:value-type="float" office:value="-211114" calcext:value-type="float">
            <text:p>-2111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129251" calcext:value-type="float">
            <text:p>-129251</text:p>
          </table:table-cell>
          <table:table-cell office:value-type="float" office:value="-211777" calcext:value-type="float">
            <text:p>-21177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28532" calcext:value-type="float">
            <text:p>-128532</text:p>
          </table:table-cell>
          <table:table-cell office:value-type="float" office:value="-212436" calcext:value-type="float">
            <text:p>-2124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27775" calcext:value-type="float">
            <text:p>-127775</text:p>
          </table:table-cell>
          <table:table-cell office:value-type="float" office:value="-213073" calcext:value-type="float">
            <text:p>-2130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27016" calcext:value-type="float">
            <text:p>-127016</text:p>
          </table:table-cell>
          <table:table-cell office:value-type="float" office:value="-213705" calcext:value-type="float">
            <text:p>-2137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126209" calcext:value-type="float">
            <text:p>-126209</text:p>
          </table:table-cell>
          <table:table-cell office:value-type="float" office:value="-214323" calcext:value-type="float">
            <text:p>-2143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25384" calcext:value-type="float">
            <text:p>-125384</text:p>
          </table:table-cell>
          <table:table-cell office:value-type="float" office:value="-214951" calcext:value-type="float">
            <text:p>-2149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124525" calcext:value-type="float">
            <text:p>-124525</text:p>
          </table:table-cell>
          <table:table-cell office:value-type="float" office:value="-215552" calcext:value-type="float">
            <text:p>-2155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23652" calcext:value-type="float">
            <text:p>-123652</text:p>
          </table:table-cell>
          <table:table-cell office:value-type="float" office:value="-216152" calcext:value-type="float">
            <text:p>-2161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122753" calcext:value-type="float">
            <text:p>-122753</text:p>
          </table:table-cell>
          <table:table-cell office:value-type="float" office:value="-216724" calcext:value-type="float">
            <text:p>-2167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121825" calcext:value-type="float">
            <text:p>-121825</text:p>
          </table:table-cell>
          <table:table-cell office:value-type="float" office:value="-217305" calcext:value-type="float">
            <text:p>-2173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20875" calcext:value-type="float">
            <text:p>-120875</text:p>
          </table:table-cell>
          <table:table-cell office:value-type="float" office:value="-217856" calcext:value-type="float">
            <text:p>-21785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19854" calcext:value-type="float">
            <text:p>-119854</text:p>
          </table:table-cell>
          <table:table-cell office:value-type="float" office:value="-218430" calcext:value-type="float">
            <text:p>-2184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118847" calcext:value-type="float">
            <text:p>-118847</text:p>
          </table:table-cell>
          <table:table-cell office:value-type="float" office:value="-218966" calcext:value-type="float">
            <text:p>-2189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17843" calcext:value-type="float">
            <text:p>-117843</text:p>
          </table:table-cell>
          <table:table-cell office:value-type="float" office:value="-219480" calcext:value-type="float">
            <text:p>-21948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116774" calcext:value-type="float">
            <text:p>-116774</text:p>
          </table:table-cell>
          <table:table-cell office:value-type="float" office:value="-219987" calcext:value-type="float">
            <text:p>-2199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115689" calcext:value-type="float">
            <text:p>-115689</text:p>
          </table:table-cell>
          <table:table-cell office:value-type="float" office:value="-220489" calcext:value-type="float">
            <text:p>-2204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14580" calcext:value-type="float">
            <text:p>-114580</text:p>
          </table:table-cell>
          <table:table-cell office:value-type="float" office:value="-220972" calcext:value-type="float">
            <text:p>-2209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113410" calcext:value-type="float">
            <text:p>-113410</text:p>
          </table:table-cell>
          <table:table-cell office:value-type="float" office:value="-221459" calcext:value-type="float">
            <text:p>-2214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112220" calcext:value-type="float">
            <text:p>-112220</text:p>
          </table:table-cell>
          <table:table-cell office:value-type="float" office:value="-221922" calcext:value-type="float">
            <text:p>-2219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110989" calcext:value-type="float">
            <text:p>-110989</text:p>
          </table:table-cell>
          <table:table-cell office:value-type="float" office:value="-222392" calcext:value-type="float">
            <text:p>-2223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109713" calcext:value-type="float">
            <text:p>-109713</text:p>
          </table:table-cell>
          <table:table-cell office:value-type="float" office:value="-222840" calcext:value-type="float">
            <text:p>-22284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108410" calcext:value-type="float">
            <text:p>-108410</text:p>
          </table:table-cell>
          <table:table-cell office:value-type="float" office:value="-223289" calcext:value-type="float">
            <text:p>-22328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107059" calcext:value-type="float">
            <text:p>-107059</text:p>
          </table:table-cell>
          <table:table-cell office:value-type="float" office:value="-223715" calcext:value-type="float">
            <text:p>-2237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105665" calcext:value-type="float">
            <text:p>-105665</text:p>
          </table:table-cell>
          <table:table-cell office:value-type="float" office:value="-224137" calcext:value-type="float">
            <text:p>-2241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104232" calcext:value-type="float">
            <text:p>-104232</text:p>
          </table:table-cell>
          <table:table-cell office:value-type="float" office:value="-224548" calcext:value-type="float">
            <text:p>-2245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02754" calcext:value-type="float">
            <text:p>-102754</text:p>
          </table:table-cell>
          <table:table-cell office:value-type="float" office:value="-224943" calcext:value-type="float">
            <text:p>-2249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101216" calcext:value-type="float">
            <text:p>-101216</text:p>
          </table:table-cell>
          <table:table-cell office:value-type="float" office:value="-225331" calcext:value-type="float">
            <text:p>-2253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99640" calcext:value-type="float">
            <text:p>-99640</text:p>
          </table:table-cell>
          <table:table-cell office:value-type="float" office:value="-225730" calcext:value-type="float">
            <text:p>-2257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97955" calcext:value-type="float">
            <text:p>-97955</text:p>
          </table:table-cell>
          <table:table-cell office:value-type="float" office:value="-226085" calcext:value-type="float">
            <text:p>-2260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96398" calcext:value-type="float">
            <text:p>-96398</text:p>
          </table:table-cell>
          <table:table-cell office:value-type="float" office:value="-226437" calcext:value-type="float">
            <text:p>-2264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94637" calcext:value-type="float">
            <text:p>-94637</text:p>
          </table:table-cell>
          <table:table-cell office:value-type="float" office:value="-226763" calcext:value-type="float">
            <text:p>-22676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92858" calcext:value-type="float">
            <text:p>-92858</text:p>
          </table:table-cell>
          <table:table-cell office:value-type="float" office:value="-227107" calcext:value-type="float">
            <text:p>-2271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91013" calcext:value-type="float">
            <text:p>-91013</text:p>
          </table:table-cell>
          <table:table-cell office:value-type="float" office:value="-227421" calcext:value-type="float">
            <text:p>-2274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89144" calcext:value-type="float">
            <text:p>-89144</text:p>
          </table:table-cell>
          <table:table-cell office:value-type="float" office:value="-227733" calcext:value-type="float">
            <text:p>-2277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87185" calcext:value-type="float">
            <text:p>-87185</text:p>
          </table:table-cell>
          <table:table-cell office:value-type="float" office:value="-228026" calcext:value-type="float">
            <text:p>-2280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85144" calcext:value-type="float">
            <text:p>-85144</text:p>
          </table:table-cell>
          <table:table-cell office:value-type="float" office:value="-228318" calcext:value-type="float">
            <text:p>-2283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83030" calcext:value-type="float">
            <text:p>-83030</text:p>
          </table:table-cell>
          <table:table-cell office:value-type="float" office:value="-228592" calcext:value-type="float">
            <text:p>-22859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80833" calcext:value-type="float">
            <text:p>-80833</text:p>
          </table:table-cell>
          <table:table-cell office:value-type="float" office:value="-228866" calcext:value-type="float">
            <text:p>-2288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78540" calcext:value-type="float">
            <text:p>-78540</text:p>
          </table:table-cell>
          <table:table-cell office:value-type="float" office:value="-229109" calcext:value-type="float">
            <text:p>-2291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76172" calcext:value-type="float">
            <text:p>-76172</text:p>
          </table:table-cell>
          <table:table-cell office:value-type="float" office:value="-229360" calcext:value-type="float">
            <text:p>-2293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73738" calcext:value-type="float">
            <text:p>-73738</text:p>
          </table:table-cell>
          <table:table-cell office:value-type="float" office:value="-229585" calcext:value-type="float">
            <text:p>-2295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-71193" calcext:value-type="float">
            <text:p>-71193</text:p>
          </table:table-cell>
          <table:table-cell office:value-type="float" office:value="-229817" calcext:value-type="float">
            <text:p>-2298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68457" calcext:value-type="float">
            <text:p>-68457</text:p>
          </table:table-cell>
          <table:table-cell office:value-type="float" office:value="-230024" calcext:value-type="float">
            <text:p>-2300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65712" calcext:value-type="float">
            <text:p>-65712</text:p>
          </table:table-cell>
          <table:table-cell office:value-type="float" office:value="-230225" calcext:value-type="float">
            <text:p>-2302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62838" calcext:value-type="float">
            <text:p>-62838</text:p>
          </table:table-cell>
          <table:table-cell office:value-type="float" office:value="-230403" calcext:value-type="float">
            <text:p>-2304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59955" calcext:value-type="float">
            <text:p>-59955</text:p>
          </table:table-cell>
          <table:table-cell office:value-type="float" office:value="-230570" calcext:value-type="float">
            <text:p>-2305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56837" calcext:value-type="float">
            <text:p>-56837</text:p>
          </table:table-cell>
          <table:table-cell office:value-type="float" office:value="-230722" calcext:value-type="float">
            <text:p>-2307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53577" calcext:value-type="float">
            <text:p>-53577</text:p>
          </table:table-cell>
          <table:table-cell office:value-type="float" office:value="-230881" calcext:value-type="float">
            <text:p>-2308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50223" calcext:value-type="float">
            <text:p>-50223</text:p>
          </table:table-cell>
          <table:table-cell office:value-type="float" office:value="-231009" calcext:value-type="float">
            <text:p>-2310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46699" calcext:value-type="float">
            <text:p>-46699</text:p>
          </table:table-cell>
          <table:table-cell office:value-type="float" office:value="-231138" calcext:value-type="float">
            <text:p>-2311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42965" calcext:value-type="float">
            <text:p>-42965</text:p>
          </table:table-cell>
          <table:table-cell office:value-type="float" office:value="-231243" calcext:value-type="float">
            <text:p>-2312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39009" calcext:value-type="float">
            <text:p>-39009</text:p>
          </table:table-cell>
          <table:table-cell office:value-type="float" office:value="-231339" calcext:value-type="float">
            <text:p>-23133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34733" calcext:value-type="float">
            <text:p>-34733</text:p>
          </table:table-cell>
          <table:table-cell office:value-type="float" office:value="-231430" calcext:value-type="float">
            <text:p>-2314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30331" calcext:value-type="float">
            <text:p>-30331</text:p>
          </table:table-cell>
          <table:table-cell office:value-type="float" office:value="-231501" calcext:value-type="float">
            <text:p>-2315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25664" calcext:value-type="float">
            <text:p>-25664</text:p>
          </table:table-cell>
          <table:table-cell office:value-type="float" office:value="-231558" calcext:value-type="float">
            <text:p>-23155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20539" calcext:value-type="float">
            <text:p>-20539</text:p>
          </table:table-cell>
          <table:table-cell office:value-type="float" office:value="-231603" calcext:value-type="float">
            <text:p>-23160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15250" calcext:value-type="float">
            <text:p>-15250</text:p>
          </table:table-cell>
          <table:table-cell office:value-type="float" office:value="-231640" calcext:value-type="float">
            <text:p>-23164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9802" calcext:value-type="float">
            <text:p>-9802</text:p>
          </table:table-cell>
          <table:table-cell office:value-type="float" office:value="-231653" calcext:value-type="float">
            <text:p>-2316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3761" calcext:value-type="float">
            <text:p>-3761</text:p>
          </table:table-cell>
          <table:table-cell office:value-type="float" office:value="-231659" calcext:value-type="float">
            <text:p>-2316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-231641" calcext:value-type="float">
            <text:p>-2316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-231627" calcext:value-type="float">
            <text:p>-2316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-231589" calcext:value-type="float">
            <text:p>-2315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-231535" calcext:value-type="float">
            <text:p>-2315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31469" calcext:value-type="float">
            <text:p>-2314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231381" calcext:value-type="float">
            <text:p>-2313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231291" calcext:value-type="float">
            <text:p>-2312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-231171" calcext:value-type="float">
            <text:p>-2311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-231045" calcext:value-type="float">
            <text:p>-2310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-230908" calcext:value-type="float">
            <text:p>-2309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-230739" calcext:value-type="float">
            <text:p>-2307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230572" calcext:value-type="float">
            <text:p>-2305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230374" calcext:value-type="float">
            <text:p>-2303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30172" calcext:value-type="float">
            <text:p>-2301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229930" calcext:value-type="float">
            <text:p>-22993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229693" calcext:value-type="float">
            <text:p>-22969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-229423" calcext:value-type="float">
            <text:p>-22942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-229139" calcext:value-type="float">
            <text:p>-2291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-228830" calcext:value-type="float">
            <text:p>-2288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228517" calcext:value-type="float">
            <text:p>-2285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228172" calcext:value-type="float">
            <text:p>-22817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27810" calcext:value-type="float">
            <text:p>-2278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227427" calcext:value-type="float">
            <text:p>-2274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227007" calcext:value-type="float">
            <text:p>-2270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226606" calcext:value-type="float">
            <text:p>-2266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-226162" calcext:value-type="float">
            <text:p>-22616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225696" calcext:value-type="float">
            <text:p>-22569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225206" calcext:value-type="float">
            <text:p>-2252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24688" calcext:value-type="float">
            <text:p>-22468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24151" calcext:value-type="float">
            <text:p>-2241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223591" calcext:value-type="float">
            <text:p>-2235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222998" calcext:value-type="float">
            <text:p>-2229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222368" calcext:value-type="float">
            <text:p>-22236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221735" calcext:value-type="float">
            <text:p>-2217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221057" calcext:value-type="float">
            <text:p>-2210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220352" calcext:value-type="float">
            <text:p>-2203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19589" calcext:value-type="float">
            <text:p>-2195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18852" calcext:value-type="float">
            <text:p>-21885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218078" calcext:value-type="float">
            <text:p>-21807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217261" calcext:value-type="float">
            <text:p>-21726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216404" calcext:value-type="float">
            <text:p>-2164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215511" calcext:value-type="float">
            <text:p>-2155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214559" calcext:value-type="float">
            <text:p>-2145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13603" calcext:value-type="float">
            <text:p>-2136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12596" calcext:value-type="float">
            <text:p>-2125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211545" calcext:value-type="float">
            <text:p>-2115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210417" calcext:value-type="float">
            <text:p>-2104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209324" calcext:value-type="float">
            <text:p>-2093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208171" calcext:value-type="float">
            <text:p>-2081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206948" calcext:value-type="float">
            <text:p>-20694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05686" calcext:value-type="float">
            <text:p>-20568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204356" calcext:value-type="float">
            <text:p>-2043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-202992" calcext:value-type="float">
            <text:p>-2029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201571" calcext:value-type="float">
            <text:p>-20157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200082" calcext:value-type="float">
            <text:p>-20008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198544" calcext:value-type="float">
            <text:p>-1985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96941" calcext:value-type="float">
            <text:p>-19694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95191" calcext:value-type="float">
            <text:p>-1951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193457" calcext:value-type="float">
            <text:p>-19345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191699" calcext:value-type="float">
            <text:p>-1916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189815" calcext:value-type="float">
            <text:p>-1898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87835" calcext:value-type="float">
            <text:p>-1878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85794" calcext:value-type="float">
            <text:p>-18579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83632" calcext:value-type="float">
            <text:p>-1836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181302" calcext:value-type="float">
            <text:p>-1813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178956" calcext:value-type="float">
            <text:p>-17895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176486" calcext:value-type="float">
            <text:p>-1764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73911" calcext:value-type="float">
            <text:p>-1739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71372" calcext:value-type="float">
            <text:p>-17137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68565" calcext:value-type="float">
            <text:p>-16856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165585" calcext:value-type="float">
            <text:p>-16558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162443" calcext:value-type="float">
            <text:p>-1624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159146" calcext:value-type="float">
            <text:p>-15914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55626" calcext:value-type="float">
            <text:p>-1556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51926" calcext:value-type="float">
            <text:p>-1519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47990" calcext:value-type="float">
            <text:p>-14799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43675" calcext:value-type="float">
            <text:p>-1436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39260" calcext:value-type="float">
            <text:p>-1392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34697" calcext:value-type="float">
            <text:p>-13469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29743" calcext:value-type="float">
            <text:p>-12974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24247" calcext:value-type="float">
            <text:p>-12424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118518" calcext:value-type="float">
            <text:p>-1185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12198" calcext:value-type="float">
            <text:p>-11219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05442" calcext:value-type="float">
            <text:p>-10544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98020" calcext:value-type="float">
            <text:p>-980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89748" calcext:value-type="float">
            <text:p>-897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80555" calcext:value-type="float">
            <text:p>-8055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70188" calcext:value-type="float">
            <text:p>-701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58394" calcext:value-type="float">
            <text:p>-5839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4767" calcext:value-type="float">
            <text:p>-447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28815" calcext:value-type="float">
            <text:p>-288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8665" calcext:value-type="float">
            <text:p>-866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353" calcext:value-type="float">
            <text:p>-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12" calcext:value-type="float">
            <text:p>-6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868" calcext:value-type="float">
            <text:p>-86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105" calcext:value-type="float">
            <text:p>-110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333" calcext:value-type="float">
            <text:p>-13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553" calcext:value-type="float">
            <text:p>-15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758" calcext:value-type="float">
            <text:p>-17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947" calcext:value-type="float">
            <text:p>-19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138" calcext:value-type="float">
            <text:p>-213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297" calcext:value-type="float">
            <text:p>-2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18:48:16.431400896</dc:date>
    <meta:editing-duration>PT4M45S</meta:editing-duration>
    <meta:editing-cycles>1</meta:editing-cycles>
    <meta:document-statistic meta:table-count="1" meta:cell-count="145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1.058cm" svg:height="29.431cm" xlink:href=".." xlink:type="simple" chart:class="chart:line" chart:style-name="ch1">
        <chart:legend chart:legend-position="end" svg:x="58.603cm" svg:y="14.167cm" style:legend-expansion="high" chart:style-name="ch2"/>
        <chart:plot-area chart:style-name="ch3" table:cell-range-address="test.C1:test.D364" chart:data-source-has-labels="row" svg:x="1.221cm" svg:y="0.588cm" svg:width="56.161cm" svg:height="28.255cm">
          <chart:coordinate-region svg:x="2.768cm" svg:y="0.788cm" svg:width="54.614cm" svg:height="2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C2:test.C364" chart:label-cell-address="test.C1:test.C1" chart:class="chart:line">
            <chart:data-point chart:repeated="363"/>
          </chart:series>
          <chart:series chart:style-name="ch7" chart:values-cell-range-address="test.D2:test.D364" chart:label-cell-address="test.D1:test.D1" chart:class="chart:line">
            <chart:data-point chart:repeated="3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x1001</text:p>
                <draw:g>
                  <svg:desc>test.C1:test.C1</svg:desc>
                </draw:g>
              </table:table-cell>
              <table:table-cell office:value-type="string">
                <text:p>0x1002</text:p>
                <draw:g>
                  <svg:desc>test.D1: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334">
                <text:p>408334</text:p>
                <draw:g>
                  <svg:desc>test.C2:test.C364</svg:desc>
                </draw:g>
              </table:table-cell>
              <table:table-cell office:value-type="float" office:value="2156260">
                <text:p>2156260</text:p>
                <draw:g>
                  <svg:desc>test.D2:test.D3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273">
                <text:p>385273</text:p>
              </table:table-cell>
              <table:table-cell office:value-type="float" office:value="2132890">
                <text:p>21328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2073">
                <text:p>362073</text:p>
              </table:table-cell>
              <table:table-cell office:value-type="float" office:value="2109373">
                <text:p>210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105">
                <text:p>339105</text:p>
              </table:table-cell>
              <table:table-cell office:value-type="float" office:value="2086086">
                <text:p>2086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019">
                <text:p>316019</text:p>
              </table:table-cell>
              <table:table-cell office:value-type="float" office:value="2062690">
                <text:p>20626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083">
                <text:p>293083</text:p>
              </table:table-cell>
              <table:table-cell office:value-type="float" office:value="2039449">
                <text:p>2039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9949">
                <text:p>269949</text:p>
              </table:table-cell>
              <table:table-cell office:value-type="float" office:value="2015995">
                <text:p>2015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953">
                <text:p>246953</text:p>
              </table:table-cell>
              <table:table-cell office:value-type="float" office:value="1992685">
                <text:p>1992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872">
                <text:p>223872</text:p>
              </table:table-cell>
              <table:table-cell office:value-type="float" office:value="1969297">
                <text:p>1969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806">
                <text:p>200806</text:p>
              </table:table-cell>
              <table:table-cell office:value-type="float" office:value="1945921">
                <text:p>1945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764">
                <text:p>177764</text:p>
              </table:table-cell>
              <table:table-cell office:value-type="float" office:value="1922558">
                <text:p>1922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714">
                <text:p>154714</text:p>
              </table:table-cell>
              <table:table-cell office:value-type="float" office:value="1899195">
                <text:p>1899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686">
                <text:p>131686</text:p>
              </table:table-cell>
              <table:table-cell office:value-type="float" office:value="1875859">
                <text:p>1875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632">
                <text:p>108632</text:p>
              </table:table-cell>
              <table:table-cell office:value-type="float" office:value="1852496">
                <text:p>185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480">
                <text:p>85480</text:p>
              </table:table-cell>
              <table:table-cell office:value-type="float" office:value="1829022">
                <text:p>1829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430">
                <text:p>62430</text:p>
              </table:table-cell>
              <table:table-cell office:value-type="float" office:value="1805659">
                <text:p>1805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326">
                <text:p>39326</text:p>
              </table:table-cell>
              <table:table-cell office:value-type="float" office:value="1782247">
                <text:p>1782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14">
                <text:p>16114</text:p>
              </table:table-cell>
              <table:table-cell office:value-type="float" office:value="1758720">
                <text:p>17587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177">
                <text:p>-2177</text:p>
              </table:table-cell>
              <table:table-cell office:value-type="float" office:value="1735279">
                <text:p>1735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480">
                <text:p>-6480</text:p>
              </table:table-cell>
              <table:table-cell office:value-type="float" office:value="1711943">
                <text:p>1711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606">
                <text:p>-10606</text:p>
              </table:table-cell>
              <table:table-cell office:value-type="float" office:value="1688499">
                <text:p>1688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684">
                <text:p>-14684</text:p>
              </table:table-cell>
              <table:table-cell office:value-type="float" office:value="1664206">
                <text:p>1664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436">
                <text:p>-18436</text:p>
              </table:table-cell>
              <table:table-cell office:value-type="float" office:value="1640843">
                <text:p>16408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914">
                <text:p>-21914</text:p>
              </table:table-cell>
              <table:table-cell office:value-type="float" office:value="1618253">
                <text:p>1618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320">
                <text:p>-25320</text:p>
              </table:table-cell>
              <table:table-cell office:value-type="float" office:value="1595248">
                <text:p>1595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8571">
                <text:p>-28571</text:p>
              </table:table-cell>
              <table:table-cell office:value-type="float" office:value="1572411">
                <text:p>1572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779">
                <text:p>-31779</text:p>
              </table:table-cell>
              <table:table-cell office:value-type="float" office:value="1548981">
                <text:p>1548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867">
                <text:p>-34867</text:p>
              </table:table-cell>
              <table:table-cell office:value-type="float" office:value="1525620">
                <text:p>15256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7835">
                <text:p>-37835</text:p>
              </table:table-cell>
              <table:table-cell office:value-type="float" office:value="1502300">
                <text:p>1502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0747">
                <text:p>-40747</text:p>
              </table:table-cell>
              <table:table-cell office:value-type="float" office:value="1478643">
                <text:p>1478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3511">
                <text:p>-43511</text:p>
              </table:table-cell>
              <table:table-cell office:value-type="float" office:value="1455325">
                <text:p>1455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6219">
                <text:p>-46219</text:p>
              </table:table-cell>
              <table:table-cell office:value-type="float" office:value="1431770">
                <text:p>14317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8826">
                <text:p>-48826</text:p>
              </table:table-cell>
              <table:table-cell office:value-type="float" office:value="1408297">
                <text:p>1408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1352">
                <text:p>-51352</text:p>
              </table:table-cell>
              <table:table-cell office:value-type="float" office:value="1384847">
                <text:p>13848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3789">
                <text:p>-53789</text:p>
              </table:table-cell>
              <table:table-cell office:value-type="float" office:value="1361504">
                <text:p>1361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6152">
                <text:p>-56152</text:p>
              </table:table-cell>
              <table:table-cell office:value-type="float" office:value="1338162">
                <text:p>1338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8446">
                <text:p>-58446</text:p>
              </table:table-cell>
              <table:table-cell office:value-type="float" office:value="1314795">
                <text:p>1314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0756">
                <text:p>-60756</text:p>
              </table:table-cell>
              <table:table-cell office:value-type="float" office:value="1290590">
                <text:p>12905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928">
                <text:p>-62928</text:p>
              </table:table-cell>
              <table:table-cell office:value-type="float" office:value="1267193">
                <text:p>1267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4959">
                <text:p>-64959</text:p>
              </table:table-cell>
              <table:table-cell office:value-type="float" office:value="1244632">
                <text:p>1244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6980">
                <text:p>-66980</text:p>
              </table:table-cell>
              <table:table-cell office:value-type="float" office:value="1221638">
                <text:p>1221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9069">
                <text:p>-69069</text:p>
              </table:table-cell>
              <table:table-cell office:value-type="float" office:value="1197115">
                <text:p>1197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0941">
                <text:p>-70941</text:p>
              </table:table-cell>
              <table:table-cell office:value-type="float" office:value="1174559">
                <text:p>1174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2811">
                <text:p>-72811</text:p>
              </table:table-cell>
              <table:table-cell office:value-type="float" office:value="1151518">
                <text:p>1151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4614">
                <text:p>-74614</text:p>
              </table:table-cell>
              <table:table-cell office:value-type="float" office:value="1128683">
                <text:p>1128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6419">
                <text:p>-76419</text:p>
              </table:table-cell>
              <table:table-cell office:value-type="float" office:value="1105211">
                <text:p>1105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8175">
                <text:p>-78175</text:p>
              </table:table-cell>
              <table:table-cell office:value-type="float" office:value="1081794">
                <text:p>1081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9900">
                <text:p>-79900</text:p>
              </table:table-cell>
              <table:table-cell office:value-type="float" office:value="1058298">
                <text:p>1058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1562">
                <text:p>-81562</text:p>
              </table:table-cell>
              <table:table-cell office:value-type="float" office:value="1034990">
                <text:p>10349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3198">
                <text:p>-83198</text:p>
              </table:table-cell>
              <table:table-cell office:value-type="float" office:value="1011566">
                <text:p>10115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4800">
                <text:p>-84800</text:p>
              </table:table-cell>
              <table:table-cell office:value-type="float" office:value="988002">
                <text:p>988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6364">
                <text:p>-86364</text:p>
              </table:table-cell>
              <table:table-cell office:value-type="float" office:value="964557">
                <text:p>964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7886">
                <text:p>-87886</text:p>
              </table:table-cell>
              <table:table-cell office:value-type="float" office:value="940279">
                <text:p>9402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9323">
                <text:p>-89323</text:p>
              </table:table-cell>
              <table:table-cell office:value-type="float" office:value="918439">
                <text:p>918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791">
                <text:p>-90791</text:p>
              </table:table-cell>
              <table:table-cell office:value-type="float" office:value="894852">
                <text:p>894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2207">
                <text:p>-92207</text:p>
              </table:table-cell>
              <table:table-cell office:value-type="float" office:value="871449">
                <text:p>871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3607">
                <text:p>-93607</text:p>
              </table:table-cell>
              <table:table-cell office:value-type="float" office:value="847909">
                <text:p>8479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4966">
                <text:p>-94966</text:p>
              </table:table-cell>
              <table:table-cell office:value-type="float" office:value="824442">
                <text:p>8244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6346">
                <text:p>-96346</text:p>
              </table:table-cell>
              <table:table-cell office:value-type="float" office:value="800120">
                <text:p>8001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7642">
                <text:p>-97642</text:p>
              </table:table-cell>
              <table:table-cell office:value-type="float" office:value="776739">
                <text:p>776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8870">
                <text:p>-98870</text:p>
              </table:table-cell>
              <table:table-cell office:value-type="float" office:value="754194">
                <text:p>754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0110">
                <text:p>-100110</text:p>
              </table:table-cell>
              <table:table-cell office:value-type="float" office:value="730807">
                <text:p>7308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1305">
                <text:p>-101305</text:p>
              </table:table-cell>
              <table:table-cell office:value-type="float" office:value="707832">
                <text:p>7078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2515">
                <text:p>-102515</text:p>
              </table:table-cell>
              <table:table-cell office:value-type="float" office:value="684107">
                <text:p>6841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3657">
                <text:p>-103657</text:p>
              </table:table-cell>
              <table:table-cell office:value-type="float" office:value="661115">
                <text:p>661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4791">
                <text:p>-104791</text:p>
              </table:table-cell>
              <table:table-cell office:value-type="float" office:value="638059">
                <text:p>638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5896">
                <text:p>-105896</text:p>
              </table:table-cell>
              <table:table-cell office:value-type="float" office:value="614892">
                <text:p>6148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7001">
                <text:p>-107001</text:p>
              </table:table-cell>
              <table:table-cell office:value-type="float" office:value="591375">
                <text:p>591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8076">
                <text:p>-108076</text:p>
              </table:table-cell>
              <table:table-cell office:value-type="float" office:value="567854">
                <text:p>5678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09129">
                <text:p>-109129</text:p>
              </table:table-cell>
              <table:table-cell office:value-type="float" office:value="544468">
                <text:p>544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169">
                <text:p>-110169</text:p>
              </table:table-cell>
              <table:table-cell office:value-type="float" office:value="520795">
                <text:p>5207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1177">
                <text:p>-111177</text:p>
              </table:table-cell>
              <table:table-cell office:value-type="float" office:value="497403">
                <text:p>4974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2199">
                <text:p>-112199</text:p>
              </table:table-cell>
              <table:table-cell office:value-type="float" office:value="473173">
                <text:p>4731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3167">
                <text:p>-113167</text:p>
              </table:table-cell>
              <table:table-cell office:value-type="float" office:value="449775">
                <text:p>449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4112">
                <text:p>-114112</text:p>
              </table:table-cell>
              <table:table-cell office:value-type="float" office:value="426420">
                <text:p>4264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5005">
                <text:p>-115005</text:p>
              </table:table-cell>
              <table:table-cell office:value-type="float" office:value="403863">
                <text:p>403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5899">
                <text:p>-115899</text:p>
              </table:table-cell>
              <table:table-cell office:value-type="float" office:value="380870">
                <text:p>3808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16787">
                <text:p>-116787</text:p>
              </table:table-cell>
              <table:table-cell office:value-type="float" office:value="357542">
                <text:p>3575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17661">
                <text:p>-117661</text:p>
              </table:table-cell>
              <table:table-cell office:value-type="float" office:value="334135">
                <text:p>334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8503">
                <text:p>-118503</text:p>
              </table:table-cell>
              <table:table-cell office:value-type="float" office:value="311146">
                <text:p>311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9332">
                <text:p>-119332</text:p>
              </table:table-cell>
              <table:table-cell office:value-type="float" office:value="287933">
                <text:p>287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20159">
                <text:p>-120159</text:p>
              </table:table-cell>
              <table:table-cell office:value-type="float" office:value="264268">
                <text:p>264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0967">
                <text:p>-120967</text:p>
              </table:table-cell>
              <table:table-cell office:value-type="float" office:value="240921">
                <text:p>2409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1753">
                <text:p>-121753</text:p>
              </table:table-cell>
              <table:table-cell office:value-type="float" office:value="217343">
                <text:p>217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2523">
                <text:p>-122523</text:p>
              </table:table-cell>
              <table:table-cell office:value-type="float" office:value="193956">
                <text:p>1939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3280">
                <text:p>-123280</text:p>
              </table:table-cell>
              <table:table-cell office:value-type="float" office:value="170643">
                <text:p>1706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24019">
                <text:p>-124019</text:p>
              </table:table-cell>
              <table:table-cell office:value-type="float" office:value="147092">
                <text:p>147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4747">
                <text:p>-124747</text:p>
              </table:table-cell>
              <table:table-cell office:value-type="float" office:value="123717">
                <text:p>1237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5476">
                <text:p>-125476</text:p>
              </table:table-cell>
              <table:table-cell office:value-type="float" office:value="99505">
                <text:p>995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26141">
                <text:p>-126141</text:p>
              </table:table-cell>
              <table:table-cell office:value-type="float" office:value="76966">
                <text:p>769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6825">
                <text:p>-126825</text:p>
              </table:table-cell>
              <table:table-cell office:value-type="float" office:value="53540">
                <text:p>535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7472">
                <text:p>-127472</text:p>
              </table:table-cell>
              <table:table-cell office:value-type="float" office:value="30552">
                <text:p>30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8110">
                <text:p>-12811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28748">
                <text:p>-128748</text:p>
              </table:table-cell>
              <table:table-cell office:value-type="float" office:value="-5567">
                <text:p>-55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29367">
                <text:p>-129367</text:p>
              </table:table-cell>
              <table:table-cell office:value-type="float" office:value="-12251">
                <text:p>-12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29973">
                <text:p>-129973</text:p>
              </table:table-cell>
              <table:table-cell office:value-type="float" office:value="-18501">
                <text:p>-18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0575">
                <text:p>-130575</text:p>
              </table:table-cell>
              <table:table-cell office:value-type="float" office:value="-24449">
                <text:p>-24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1150">
                <text:p>-131150</text:p>
              </table:table-cell>
              <table:table-cell office:value-type="float" office:value="-30016">
                <text:p>-30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31720">
                <text:p>-131720</text:p>
              </table:table-cell>
              <table:table-cell office:value-type="float" office:value="-35339">
                <text:p>-353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32276">
                <text:p>-132276</text:p>
              </table:table-cell>
              <table:table-cell office:value-type="float" office:value="-40377">
                <text:p>-403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32815">
                <text:p>-132815</text:p>
              </table:table-cell>
              <table:table-cell office:value-type="float" office:value="-45158">
                <text:p>-451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3343">
                <text:p>-133343</text:p>
              </table:table-cell>
              <table:table-cell office:value-type="float" office:value="-49921">
                <text:p>-499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3879">
                <text:p>-133879</text:p>
              </table:table-cell>
              <table:table-cell office:value-type="float" office:value="-54285">
                <text:p>-542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34362">
                <text:p>-134362</text:p>
              </table:table-cell>
              <table:table-cell office:value-type="float" office:value="-58476">
                <text:p>-58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34866">
                <text:p>-134866</text:p>
              </table:table-cell>
              <table:table-cell office:value-type="float" office:value="-62508">
                <text:p>-62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35330">
                <text:p>-135330</text:p>
              </table:table-cell>
              <table:table-cell office:value-type="float" office:value="-66253">
                <text:p>-66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35795">
                <text:p>-135795</text:p>
              </table:table-cell>
              <table:table-cell office:value-type="float" office:value="-69988">
                <text:p>-69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36239">
                <text:p>-136239</text:p>
              </table:table-cell>
              <table:table-cell office:value-type="float" office:value="-73538">
                <text:p>-73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36680">
                <text:p>-136680</text:p>
              </table:table-cell>
              <table:table-cell office:value-type="float" office:value="-77012">
                <text:p>-770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37106">
                <text:p>-137106</text:p>
              </table:table-cell>
              <table:table-cell office:value-type="float" office:value="-80345">
                <text:p>-80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37519">
                <text:p>-137519</text:p>
              </table:table-cell>
              <table:table-cell office:value-type="float" office:value="-83587">
                <text:p>-835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37925">
                <text:p>-137925</text:p>
              </table:table-cell>
              <table:table-cell office:value-type="float" office:value="-86743">
                <text:p>-86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38315">
                <text:p>-138315</text:p>
              </table:table-cell>
              <table:table-cell office:value-type="float" office:value="-89808">
                <text:p>-898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38698">
                <text:p>-138698</text:p>
              </table:table-cell>
              <table:table-cell office:value-type="float" office:value="-92785">
                <text:p>-927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39073">
                <text:p>-139073</text:p>
              </table:table-cell>
              <table:table-cell office:value-type="float" office:value="-95690">
                <text:p>-956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39434">
                <text:p>-139434</text:p>
              </table:table-cell>
              <table:table-cell office:value-type="float" office:value="-98521">
                <text:p>-98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39781">
                <text:p>-139781</text:p>
              </table:table-cell>
              <table:table-cell office:value-type="float" office:value="-101249">
                <text:p>-1012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40116">
                <text:p>-140116</text:p>
              </table:table-cell>
              <table:table-cell office:value-type="float" office:value="-103914">
                <text:p>-1039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40448">
                <text:p>-140448</text:p>
              </table:table-cell>
              <table:table-cell office:value-type="float" office:value="-106531">
                <text:p>-106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40764">
                <text:p>-140764</text:p>
              </table:table-cell>
              <table:table-cell office:value-type="float" office:value="-109056">
                <text:p>-1090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41065">
                <text:p>-141065</text:p>
              </table:table-cell>
              <table:table-cell office:value-type="float" office:value="-111538">
                <text:p>-1115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41371">
                <text:p>-141371</text:p>
              </table:table-cell>
              <table:table-cell office:value-type="float" office:value="-114030">
                <text:p>-1140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1652">
                <text:p>-141652</text:p>
              </table:table-cell>
              <table:table-cell office:value-type="float" office:value="-116384">
                <text:p>-1163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1912">
                <text:p>-141912</text:p>
              </table:table-cell>
              <table:table-cell office:value-type="float" office:value="-118595">
                <text:p>-118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2165">
                <text:p>-142165</text:p>
              </table:table-cell>
              <table:table-cell office:value-type="float" office:value="-120807">
                <text:p>-1208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42416">
                <text:p>-142416</text:p>
              </table:table-cell>
              <table:table-cell office:value-type="float" office:value="-123002">
                <text:p>-123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42653">
                <text:p>-142653</text:p>
              </table:table-cell>
              <table:table-cell office:value-type="float" office:value="-125117">
                <text:p>-1251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42878">
                <text:p>-142878</text:p>
              </table:table-cell>
              <table:table-cell office:value-type="float" office:value="-127206">
                <text:p>-1272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43095">
                <text:p>-143095</text:p>
              </table:table-cell>
              <table:table-cell office:value-type="float" office:value="-129258">
                <text:p>-1292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43297">
                <text:p>-143297</text:p>
              </table:table-cell>
              <table:table-cell office:value-type="float" office:value="-131279">
                <text:p>-1312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43492">
                <text:p>-143492</text:p>
              </table:table-cell>
              <table:table-cell office:value-type="float" office:value="-133262">
                <text:p>-133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43683">
                <text:p>-143683</text:p>
              </table:table-cell>
              <table:table-cell office:value-type="float" office:value="-135222">
                <text:p>-135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43860">
                <text:p>-143860</text:p>
              </table:table-cell>
              <table:table-cell office:value-type="float" office:value="-137189">
                <text:p>-1371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4018">
                <text:p>-144018</text:p>
              </table:table-cell>
              <table:table-cell office:value-type="float" office:value="-139051">
                <text:p>-1390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44176">
                <text:p>-144176</text:p>
              </table:table-cell>
              <table:table-cell office:value-type="float" office:value="-140872">
                <text:p>-1408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44311">
                <text:p>-144311</text:p>
              </table:table-cell>
              <table:table-cell office:value-type="float" office:value="-142594">
                <text:p>-1425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44438">
                <text:p>-144438</text:p>
              </table:table-cell>
              <table:table-cell office:value-type="float" office:value="-144326">
                <text:p>-1443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44556">
                <text:p>-144556</text:p>
              </table:table-cell>
              <table:table-cell office:value-type="float" office:value="-146018">
                <text:p>-146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44662">
                <text:p>-144662</text:p>
              </table:table-cell>
              <table:table-cell office:value-type="float" office:value="-147703">
                <text:p>-147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44759">
                <text:p>-144759</text:p>
              </table:table-cell>
              <table:table-cell office:value-type="float" office:value="-149369">
                <text:p>-1493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44851">
                <text:p>-144851</text:p>
              </table:table-cell>
              <table:table-cell office:value-type="float" office:value="-151021">
                <text:p>-151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44927">
                <text:p>-144927</text:p>
              </table:table-cell>
              <table:table-cell office:value-type="float" office:value="-152633">
                <text:p>-1526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44993">
                <text:p>-144993</text:p>
              </table:table-cell>
              <table:table-cell office:value-type="float" office:value="-154207">
                <text:p>-1542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45044">
                <text:p>-145044</text:p>
              </table:table-cell>
              <table:table-cell office:value-type="float" office:value="-155765">
                <text:p>-1557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5088">
                <text:p>-145088</text:p>
              </table:table-cell>
              <table:table-cell office:value-type="float" office:value="-157349">
                <text:p>-1573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45126">
                <text:p>-145126</text:p>
              </table:table-cell>
              <table:table-cell office:value-type="float" office:value="-158845">
                <text:p>-1588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45146">
                <text:p>-145146</text:p>
              </table:table-cell>
              <table:table-cell office:value-type="float" office:value="-160261">
                <text:p>-1602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45152">
                <text:p>-145152</text:p>
              </table:table-cell>
              <table:table-cell office:value-type="float" office:value="-161693">
                <text:p>-1616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45152">
                <text:p>-145152</text:p>
              </table:table-cell>
              <table:table-cell office:value-type="float" office:value="-163090">
                <text:p>-1630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45139">
                <text:p>-145139</text:p>
              </table:table-cell>
              <table:table-cell office:value-type="float" office:value="-164493">
                <text:p>-1644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45122">
                <text:p>-145122</text:p>
              </table:table-cell>
              <table:table-cell office:value-type="float" office:value="-165880">
                <text:p>-1658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45087">
                <text:p>-145087</text:p>
              </table:table-cell>
              <table:table-cell office:value-type="float" office:value="-167242">
                <text:p>-167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45042">
                <text:p>-145042</text:p>
              </table:table-cell>
              <table:table-cell office:value-type="float" office:value="-168585">
                <text:p>-1685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44986">
                <text:p>-144986</text:p>
              </table:table-cell>
              <table:table-cell office:value-type="float" office:value="-169903">
                <text:p>-1699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44915">
                <text:p>-144915</text:p>
              </table:table-cell>
              <table:table-cell office:value-type="float" office:value="-171200">
                <text:p>-1712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44834">
                <text:p>-144834</text:p>
              </table:table-cell>
              <table:table-cell office:value-type="float" office:value="-172476">
                <text:p>-1724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44737">
                <text:p>-144737</text:p>
              </table:table-cell>
              <table:table-cell office:value-type="float" office:value="-173774">
                <text:p>-173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44637">
                <text:p>-144637</text:p>
              </table:table-cell>
              <table:table-cell office:value-type="float" office:value="-175010">
                <text:p>-1750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44524">
                <text:p>-144524</text:p>
              </table:table-cell>
              <table:table-cell office:value-type="float" office:value="-176230">
                <text:p>-1762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4396">
                <text:p>-144396</text:p>
              </table:table-cell>
              <table:table-cell office:value-type="float" office:value="-177423">
                <text:p>-1774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44260">
                <text:p>-144260</text:p>
              </table:table-cell>
              <table:table-cell office:value-type="float" office:value="-178566">
                <text:p>-1785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44115">
                <text:p>-144115</text:p>
              </table:table-cell>
              <table:table-cell office:value-type="float" office:value="-179710">
                <text:p>-1797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43941">
                <text:p>-143941</text:p>
              </table:table-cell>
              <table:table-cell office:value-type="float" office:value="-180906">
                <text:p>-1809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43767">
                <text:p>-143767</text:p>
              </table:table-cell>
              <table:table-cell office:value-type="float" office:value="-182039">
                <text:p>-1820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43577">
                <text:p>-143577</text:p>
              </table:table-cell>
              <table:table-cell office:value-type="float" office:value="-183141">
                <text:p>-1831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43378">
                <text:p>-143378</text:p>
              </table:table-cell>
              <table:table-cell office:value-type="float" office:value="-184236">
                <text:p>-1842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3163">
                <text:p>-143163</text:p>
              </table:table-cell>
              <table:table-cell office:value-type="float" office:value="-185316">
                <text:p>-185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2939">
                <text:p>-142939</text:p>
              </table:table-cell>
              <table:table-cell office:value-type="float" office:value="-186371">
                <text:p>-1863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42698">
                <text:p>-142698</text:p>
              </table:table-cell>
              <table:table-cell office:value-type="float" office:value="-187421">
                <text:p>-1874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2448">
                <text:p>-142448</text:p>
              </table:table-cell>
              <table:table-cell office:value-type="float" office:value="-188451">
                <text:p>-1884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42180">
                <text:p>-142180</text:p>
              </table:table-cell>
              <table:table-cell office:value-type="float" office:value="-189464">
                <text:p>-189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41902">
                <text:p>-141902</text:p>
              </table:table-cell>
              <table:table-cell office:value-type="float" office:value="-190470">
                <text:p>-1904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41609">
                <text:p>-141609</text:p>
              </table:table-cell>
              <table:table-cell office:value-type="float" office:value="-191447">
                <text:p>-191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41305">
                <text:p>-141305</text:p>
              </table:table-cell>
              <table:table-cell office:value-type="float" office:value="-192425">
                <text:p>-192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40995">
                <text:p>-140995</text:p>
              </table:table-cell>
              <table:table-cell office:value-type="float" office:value="-193349">
                <text:p>-193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0668">
                <text:p>-140668</text:p>
              </table:table-cell>
              <table:table-cell office:value-type="float" office:value="-194272">
                <text:p>-194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40322">
                <text:p>-140322</text:p>
              </table:table-cell>
              <table:table-cell office:value-type="float" office:value="-195193">
                <text:p>-1951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39961">
                <text:p>-139961</text:p>
              </table:table-cell>
              <table:table-cell office:value-type="float" office:value="-196101">
                <text:p>-196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39583">
                <text:p>-139583</text:p>
              </table:table-cell>
              <table:table-cell office:value-type="float" office:value="-197009">
                <text:p>-1970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39191">
                <text:p>-139191</text:p>
              </table:table-cell>
              <table:table-cell office:value-type="float" office:value="-197892">
                <text:p>-1978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38785">
                <text:p>-138785</text:p>
              </table:table-cell>
              <table:table-cell office:value-type="float" office:value="-198779">
                <text:p>-1987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38365">
                <text:p>-138365</text:p>
              </table:table-cell>
              <table:table-cell office:value-type="float" office:value="-199633">
                <text:p>-1996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37927">
                <text:p>-137927</text:p>
              </table:table-cell>
              <table:table-cell office:value-type="float" office:value="-200480">
                <text:p>-2004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37473">
                <text:p>-137473</text:p>
              </table:table-cell>
              <table:table-cell office:value-type="float" office:value="-201325">
                <text:p>-2013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37000">
                <text:p>-137000</text:p>
              </table:table-cell>
              <table:table-cell office:value-type="float" office:value="-202147">
                <text:p>-2021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36510">
                <text:p>-136510</text:p>
              </table:table-cell>
              <table:table-cell office:value-type="float" office:value="-202966">
                <text:p>-2029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6002">
                <text:p>-136002</text:p>
              </table:table-cell>
              <table:table-cell office:value-type="float" office:value="-203762">
                <text:p>-2037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35486">
                <text:p>-135486</text:p>
              </table:table-cell>
              <table:table-cell office:value-type="float" office:value="-204556">
                <text:p>-204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34945">
                <text:p>-134945</text:p>
              </table:table-cell>
              <table:table-cell office:value-type="float" office:value="-205329">
                <text:p>-2053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34387">
                <text:p>-134387</text:p>
              </table:table-cell>
              <table:table-cell office:value-type="float" office:value="-206099">
                <text:p>-2060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33786">
                <text:p>-133786</text:p>
              </table:table-cell>
              <table:table-cell office:value-type="float" office:value="-206876">
                <text:p>-2068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33221">
                <text:p>-133221</text:p>
              </table:table-cell>
              <table:table-cell office:value-type="float" office:value="-207586">
                <text:p>-207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32608">
                <text:p>-132608</text:p>
              </table:table-cell>
              <table:table-cell office:value-type="float" office:value="-208317">
                <text:p>-2083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31950">
                <text:p>-131950</text:p>
              </table:table-cell>
              <table:table-cell office:value-type="float" office:value="-209059">
                <text:p>-2090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31322">
                <text:p>-131322</text:p>
              </table:table-cell>
              <table:table-cell office:value-type="float" office:value="-209737">
                <text:p>-2097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30654">
                <text:p>-130654</text:p>
              </table:table-cell>
              <table:table-cell office:value-type="float" office:value="-210429">
                <text:p>-2104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29962">
                <text:p>-129962</text:p>
              </table:table-cell>
              <table:table-cell office:value-type="float" office:value="-211114">
                <text:p>-2111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29251">
                <text:p>-129251</text:p>
              </table:table-cell>
              <table:table-cell office:value-type="float" office:value="-211777">
                <text:p>-2117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28532">
                <text:p>-128532</text:p>
              </table:table-cell>
              <table:table-cell office:value-type="float" office:value="-212436">
                <text:p>-2124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27775">
                <text:p>-127775</text:p>
              </table:table-cell>
              <table:table-cell office:value-type="float" office:value="-213073">
                <text:p>-213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27016">
                <text:p>-127016</text:p>
              </table:table-cell>
              <table:table-cell office:value-type="float" office:value="-213705">
                <text:p>-2137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26209">
                <text:p>-126209</text:p>
              </table:table-cell>
              <table:table-cell office:value-type="float" office:value="-214323">
                <text:p>-2143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25384">
                <text:p>-125384</text:p>
              </table:table-cell>
              <table:table-cell office:value-type="float" office:value="-214951">
                <text:p>-214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24525">
                <text:p>-124525</text:p>
              </table:table-cell>
              <table:table-cell office:value-type="float" office:value="-215552">
                <text:p>-2155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3652">
                <text:p>-123652</text:p>
              </table:table-cell>
              <table:table-cell office:value-type="float" office:value="-216152">
                <text:p>-2161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22753">
                <text:p>-122753</text:p>
              </table:table-cell>
              <table:table-cell office:value-type="float" office:value="-216724">
                <text:p>-2167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1825">
                <text:p>-121825</text:p>
              </table:table-cell>
              <table:table-cell office:value-type="float" office:value="-217305">
                <text:p>-2173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20875">
                <text:p>-120875</text:p>
              </table:table-cell>
              <table:table-cell office:value-type="float" office:value="-217856">
                <text:p>-2178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9854">
                <text:p>-119854</text:p>
              </table:table-cell>
              <table:table-cell office:value-type="float" office:value="-218430">
                <text:p>-2184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18847">
                <text:p>-118847</text:p>
              </table:table-cell>
              <table:table-cell office:value-type="float" office:value="-218966">
                <text:p>-2189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7843">
                <text:p>-117843</text:p>
              </table:table-cell>
              <table:table-cell office:value-type="float" office:value="-219480">
                <text:p>-2194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6774">
                <text:p>-116774</text:p>
              </table:table-cell>
              <table:table-cell office:value-type="float" office:value="-219987">
                <text:p>-219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15689">
                <text:p>-115689</text:p>
              </table:table-cell>
              <table:table-cell office:value-type="float" office:value="-220489">
                <text:p>-2204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4580">
                <text:p>-114580</text:p>
              </table:table-cell>
              <table:table-cell office:value-type="float" office:value="-220972">
                <text:p>-2209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13410">
                <text:p>-113410</text:p>
              </table:table-cell>
              <table:table-cell office:value-type="float" office:value="-221459">
                <text:p>-2214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12220">
                <text:p>-112220</text:p>
              </table:table-cell>
              <table:table-cell office:value-type="float" office:value="-221922">
                <text:p>-221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10989">
                <text:p>-110989</text:p>
              </table:table-cell>
              <table:table-cell office:value-type="float" office:value="-222392">
                <text:p>-2223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9713">
                <text:p>-109713</text:p>
              </table:table-cell>
              <table:table-cell office:value-type="float" office:value="-222840">
                <text:p>-2228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8410">
                <text:p>-108410</text:p>
              </table:table-cell>
              <table:table-cell office:value-type="float" office:value="-223289">
                <text:p>-2232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7059">
                <text:p>-107059</text:p>
              </table:table-cell>
              <table:table-cell office:value-type="float" office:value="-223715">
                <text:p>-2237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05665">
                <text:p>-105665</text:p>
              </table:table-cell>
              <table:table-cell office:value-type="float" office:value="-224137">
                <text:p>-2241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4232">
                <text:p>-104232</text:p>
              </table:table-cell>
              <table:table-cell office:value-type="float" office:value="-224548">
                <text:p>-2245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02754">
                <text:p>-102754</text:p>
              </table:table-cell>
              <table:table-cell office:value-type="float" office:value="-224943">
                <text:p>-2249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1216">
                <text:p>-101216</text:p>
              </table:table-cell>
              <table:table-cell office:value-type="float" office:value="-225331">
                <text:p>-2253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9640">
                <text:p>-99640</text:p>
              </table:table-cell>
              <table:table-cell office:value-type="float" office:value="-225730">
                <text:p>-2257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97955">
                <text:p>-97955</text:p>
              </table:table-cell>
              <table:table-cell office:value-type="float" office:value="-226085">
                <text:p>-2260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96398">
                <text:p>-96398</text:p>
              </table:table-cell>
              <table:table-cell office:value-type="float" office:value="-226437">
                <text:p>-2264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94637">
                <text:p>-94637</text:p>
              </table:table-cell>
              <table:table-cell office:value-type="float" office:value="-226763">
                <text:p>-2267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92858">
                <text:p>-92858</text:p>
              </table:table-cell>
              <table:table-cell office:value-type="float" office:value="-227107">
                <text:p>-227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91013">
                <text:p>-91013</text:p>
              </table:table-cell>
              <table:table-cell office:value-type="float" office:value="-227421">
                <text:p>-2274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89144">
                <text:p>-89144</text:p>
              </table:table-cell>
              <table:table-cell office:value-type="float" office:value="-227733">
                <text:p>-2277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87185">
                <text:p>-87185</text:p>
              </table:table-cell>
              <table:table-cell office:value-type="float" office:value="-228026">
                <text:p>-2280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85144">
                <text:p>-85144</text:p>
              </table:table-cell>
              <table:table-cell office:value-type="float" office:value="-228318">
                <text:p>-2283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83030">
                <text:p>-83030</text:p>
              </table:table-cell>
              <table:table-cell office:value-type="float" office:value="-228592">
                <text:p>-2285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80833">
                <text:p>-80833</text:p>
              </table:table-cell>
              <table:table-cell office:value-type="float" office:value="-228866">
                <text:p>-2288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8540">
                <text:p>-78540</text:p>
              </table:table-cell>
              <table:table-cell office:value-type="float" office:value="-229109">
                <text:p>-2291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6172">
                <text:p>-76172</text:p>
              </table:table-cell>
              <table:table-cell office:value-type="float" office:value="-229360">
                <text:p>-2293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3738">
                <text:p>-73738</text:p>
              </table:table-cell>
              <table:table-cell office:value-type="float" office:value="-229585">
                <text:p>-2295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1193">
                <text:p>-71193</text:p>
              </table:table-cell>
              <table:table-cell office:value-type="float" office:value="-229817">
                <text:p>-2298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68457">
                <text:p>-68457</text:p>
              </table:table-cell>
              <table:table-cell office:value-type="float" office:value="-230024">
                <text:p>-2300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65712">
                <text:p>-65712</text:p>
              </table:table-cell>
              <table:table-cell office:value-type="float" office:value="-230225">
                <text:p>-2302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62838">
                <text:p>-62838</text:p>
              </table:table-cell>
              <table:table-cell office:value-type="float" office:value="-230403">
                <text:p>-2304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9955">
                <text:p>-59955</text:p>
              </table:table-cell>
              <table:table-cell office:value-type="float" office:value="-230570">
                <text:p>-2305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6837">
                <text:p>-56837</text:p>
              </table:table-cell>
              <table:table-cell office:value-type="float" office:value="-230722">
                <text:p>-2307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3577">
                <text:p>-53577</text:p>
              </table:table-cell>
              <table:table-cell office:value-type="float" office:value="-230881">
                <text:p>-2308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0223">
                <text:p>-50223</text:p>
              </table:table-cell>
              <table:table-cell office:value-type="float" office:value="-231009">
                <text:p>-2310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6699">
                <text:p>-46699</text:p>
              </table:table-cell>
              <table:table-cell office:value-type="float" office:value="-231138">
                <text:p>-2311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2965">
                <text:p>-42965</text:p>
              </table:table-cell>
              <table:table-cell office:value-type="float" office:value="-231243">
                <text:p>-2312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9009">
                <text:p>-39009</text:p>
              </table:table-cell>
              <table:table-cell office:value-type="float" office:value="-231339">
                <text:p>-2313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4733">
                <text:p>-34733</text:p>
              </table:table-cell>
              <table:table-cell office:value-type="float" office:value="-231430">
                <text:p>-2314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0331">
                <text:p>-30331</text:p>
              </table:table-cell>
              <table:table-cell office:value-type="float" office:value="-231501">
                <text:p>-2315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5664">
                <text:p>-25664</text:p>
              </table:table-cell>
              <table:table-cell office:value-type="float" office:value="-231558">
                <text:p>-2315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0539">
                <text:p>-20539</text:p>
              </table:table-cell>
              <table:table-cell office:value-type="float" office:value="-231603">
                <text:p>-2316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5250">
                <text:p>-15250</text:p>
              </table:table-cell>
              <table:table-cell office:value-type="float" office:value="-231640">
                <text:p>-2316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9802">
                <text:p>-9802</text:p>
              </table:table-cell>
              <table:table-cell office:value-type="float" office:value="-231653">
                <text:p>-2316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761">
                <text:p>-3761</text:p>
              </table:table-cell>
              <table:table-cell office:value-type="float" office:value="-231659">
                <text:p>-2316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1">
                <text:p>281</text:p>
              </table:table-cell>
              <table:table-cell office:value-type="float" office:value="-231641">
                <text:p>-2316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9">
                <text:p>219</text:p>
              </table:table-cell>
              <table:table-cell office:value-type="float" office:value="-231627">
                <text:p>-2316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1">
                <text:p>151</text:p>
              </table:table-cell>
              <table:table-cell office:value-type="float" office:value="-231589">
                <text:p>-2315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">
                <text:p>77</text:p>
              </table:table-cell>
              <table:table-cell office:value-type="float" office:value="-231535">
                <text:p>-2315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">
                <text:p>-4</text:p>
              </table:table-cell>
              <table:table-cell office:value-type="float" office:value="-231469">
                <text:p>-2314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8">
                <text:p>-48</text:p>
              </table:table-cell>
              <table:table-cell office:value-type="float" office:value="-231381">
                <text:p>-2313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8">
                <text:p>-78</text:p>
              </table:table-cell>
              <table:table-cell office:value-type="float" office:value="-231291">
                <text:p>-2312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8">
                <text:p>-98</text:p>
              </table:table-cell>
              <table:table-cell office:value-type="float" office:value="-231171">
                <text:p>-2311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07">
                <text:p>-107</text:p>
              </table:table-cell>
              <table:table-cell office:value-type="float" office:value="-231045">
                <text:p>-231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3">
                <text:p>-103</text:p>
              </table:table-cell>
              <table:table-cell office:value-type="float" office:value="-230908">
                <text:p>-2309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86">
                <text:p>-86</text:p>
              </table:table-cell>
              <table:table-cell office:value-type="float" office:value="-230739">
                <text:p>-2307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63">
                <text:p>-63</text:p>
              </table:table-cell>
              <table:table-cell office:value-type="float" office:value="-230572">
                <text:p>-2305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9">
                <text:p>-29</text:p>
              </table:table-cell>
              <table:table-cell office:value-type="float" office:value="-230374">
                <text:p>-2303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7">
                <text:p>-17</text:p>
              </table:table-cell>
              <table:table-cell office:value-type="float" office:value="-230172">
                <text:p>-2301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9">
                <text:p>-49</text:p>
              </table:table-cell>
              <table:table-cell office:value-type="float" office:value="-229930">
                <text:p>-2299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6">
                <text:p>-76</text:p>
              </table:table-cell>
              <table:table-cell office:value-type="float" office:value="-229693">
                <text:p>-2296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95">
                <text:p>-95</text:p>
              </table:table-cell>
              <table:table-cell office:value-type="float" office:value="-229423">
                <text:p>-2294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2">
                <text:p>-92</text:p>
              </table:table-cell>
              <table:table-cell office:value-type="float" office:value="-229139">
                <text:p>-2291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6">
                <text:p>-86</text:p>
              </table:table-cell>
              <table:table-cell office:value-type="float" office:value="-228830">
                <text:p>-2288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1">
                <text:p>-71</text:p>
              </table:table-cell>
              <table:table-cell office:value-type="float" office:value="-228517">
                <text:p>-228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1">
                <text:p>-41</text:p>
              </table:table-cell>
              <table:table-cell office:value-type="float" office:value="-228172">
                <text:p>-2281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-227810">
                <text:p>-2278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4">
                <text:p>-34</text:p>
              </table:table-cell>
              <table:table-cell office:value-type="float" office:value="-227427">
                <text:p>-2274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61">
                <text:p>-61</text:p>
              </table:table-cell>
              <table:table-cell office:value-type="float" office:value="-227007">
                <text:p>-227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6">
                <text:p>-76</text:p>
              </table:table-cell>
              <table:table-cell office:value-type="float" office:value="-226606">
                <text:p>-2266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83">
                <text:p>-83</text:p>
              </table:table-cell>
              <table:table-cell office:value-type="float" office:value="-226162">
                <text:p>-2261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2">
                <text:p>-72</text:p>
              </table:table-cell>
              <table:table-cell office:value-type="float" office:value="-225696">
                <text:p>-2256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60">
                <text:p>-60</text:p>
              </table:table-cell>
              <table:table-cell office:value-type="float" office:value="-225206">
                <text:p>-2252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5">
                <text:p>-25</text:p>
              </table:table-cell>
              <table:table-cell office:value-type="float" office:value="-224688">
                <text:p>-2246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">
                <text:p>-7</text:p>
              </table:table-cell>
              <table:table-cell office:value-type="float" office:value="-224151">
                <text:p>-2241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1">
                <text:p>-41</text:p>
              </table:table-cell>
              <table:table-cell office:value-type="float" office:value="-223591">
                <text:p>-2235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62">
                <text:p>-62</text:p>
              </table:table-cell>
              <table:table-cell office:value-type="float" office:value="-222998">
                <text:p>-222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69">
                <text:p>-69</text:p>
              </table:table-cell>
              <table:table-cell office:value-type="float" office:value="-222368">
                <text:p>-2223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2">
                <text:p>-72</text:p>
              </table:table-cell>
              <table:table-cell office:value-type="float" office:value="-221735">
                <text:p>-2217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62">
                <text:p>-62</text:p>
              </table:table-cell>
              <table:table-cell office:value-type="float" office:value="-221057">
                <text:p>-2210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5">
                <text:p>-35</text:p>
              </table:table-cell>
              <table:table-cell office:value-type="float" office:value="-220352">
                <text:p>-2203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">
                <text:p>-2</text:p>
              </table:table-cell>
              <table:table-cell office:value-type="float" office:value="-219589">
                <text:p>-219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5">
                <text:p>-25</text:p>
              </table:table-cell>
              <table:table-cell office:value-type="float" office:value="-218852">
                <text:p>-2188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2">
                <text:p>-52</text:p>
              </table:table-cell>
              <table:table-cell office:value-type="float" office:value="-218078">
                <text:p>-2180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0">
                <text:p>-60</text:p>
              </table:table-cell>
              <table:table-cell office:value-type="float" office:value="-217261">
                <text:p>-2172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7">
                <text:p>-67</text:p>
              </table:table-cell>
              <table:table-cell office:value-type="float" office:value="-216404">
                <text:p>-2164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58">
                <text:p>-58</text:p>
              </table:table-cell>
              <table:table-cell office:value-type="float" office:value="-215511">
                <text:p>-2155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5">
                <text:p>-35</text:p>
              </table:table-cell>
              <table:table-cell office:value-type="float" office:value="-214559">
                <text:p>-2145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">
                <text:p>-6</text:p>
              </table:table-cell>
              <table:table-cell office:value-type="float" office:value="-213603">
                <text:p>-2136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2">
                <text:p>-22</text:p>
              </table:table-cell>
              <table:table-cell office:value-type="float" office:value="-212596">
                <text:p>-2125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1">
                <text:p>-41</text:p>
              </table:table-cell>
              <table:table-cell office:value-type="float" office:value="-211545">
                <text:p>-2115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4">
                <text:p>-54</text:p>
              </table:table-cell>
              <table:table-cell office:value-type="float" office:value="-210417">
                <text:p>-2104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9">
                <text:p>-59</text:p>
              </table:table-cell>
              <table:table-cell office:value-type="float" office:value="-209324">
                <text:p>-2093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3">
                <text:p>-43</text:p>
              </table:table-cell>
              <table:table-cell office:value-type="float" office:value="-208171">
                <text:p>-2081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9">
                <text:p>-29</text:p>
              </table:table-cell>
              <table:table-cell office:value-type="float" office:value="-206948">
                <text:p>-2069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">
                <text:p>-2</text:p>
              </table:table-cell>
              <table:table-cell office:value-type="float" office:value="-205686">
                <text:p>-2056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6">
                <text:p>-26</text:p>
              </table:table-cell>
              <table:table-cell office:value-type="float" office:value="-204356">
                <text:p>-2043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5">
                <text:p>-45</text:p>
              </table:table-cell>
              <table:table-cell office:value-type="float" office:value="-202992">
                <text:p>-2029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4">
                <text:p>-54</text:p>
              </table:table-cell>
              <table:table-cell office:value-type="float" office:value="-201571">
                <text:p>-2015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9">
                <text:p>-49</text:p>
              </table:table-cell>
              <table:table-cell office:value-type="float" office:value="-200082">
                <text:p>-2000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1">
                <text:p>-31</text:p>
              </table:table-cell>
              <table:table-cell office:value-type="float" office:value="-198544">
                <text:p>-1985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5">
                <text:p>-5</text:p>
              </table:table-cell>
              <table:table-cell office:value-type="float" office:value="-196941">
                <text:p>-1969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9">
                <text:p>-19</text:p>
              </table:table-cell>
              <table:table-cell office:value-type="float" office:value="-195191">
                <text:p>-1951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1">
                <text:p>-41</text:p>
              </table:table-cell>
              <table:table-cell office:value-type="float" office:value="-193457">
                <text:p>-1934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4">
                <text:p>-44</text:p>
              </table:table-cell>
              <table:table-cell office:value-type="float" office:value="-191699">
                <text:p>-1916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4">
                <text:p>-44</text:p>
              </table:table-cell>
              <table:table-cell office:value-type="float" office:value="-189815">
                <text:p>-1898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7">
                <text:p>-27</text:p>
              </table:table-cell>
              <table:table-cell office:value-type="float" office:value="-187835">
                <text:p>-1878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7">
                <text:p>-7</text:p>
              </table:table-cell>
              <table:table-cell office:value-type="float" office:value="-185794">
                <text:p>-1857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0">
                <text:p>-20</text:p>
              </table:table-cell>
              <table:table-cell office:value-type="float" office:value="-183632">
                <text:p>-1836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9">
                <text:p>-39</text:p>
              </table:table-cell>
              <table:table-cell office:value-type="float" office:value="-181302">
                <text:p>-1813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6">
                <text:p>-46</text:p>
              </table:table-cell>
              <table:table-cell office:value-type="float" office:value="-178956">
                <text:p>-1789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7">
                <text:p>-37</text:p>
              </table:table-cell>
              <table:table-cell office:value-type="float" office:value="-176486">
                <text:p>-1764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4">
                <text:p>-24</text:p>
              </table:table-cell>
              <table:table-cell office:value-type="float" office:value="-173911">
                <text:p>-1739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-171372">
                <text:p>-1713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3">
                <text:p>-23</text:p>
              </table:table-cell>
              <table:table-cell office:value-type="float" office:value="-168565">
                <text:p>-1685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9">
                <text:p>-39</text:p>
              </table:table-cell>
              <table:table-cell office:value-type="float" office:value="-165585">
                <text:p>-1655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9">
                <text:p>-39</text:p>
              </table:table-cell>
              <table:table-cell office:value-type="float" office:value="-162443">
                <text:p>-1624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4">
                <text:p>-34</text:p>
              </table:table-cell>
              <table:table-cell office:value-type="float" office:value="-159146">
                <text:p>-1591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9">
                <text:p>-9</text:p>
              </table:table-cell>
              <table:table-cell office:value-type="float" office:value="-155626">
                <text:p>-1556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3">
                <text:p>-13</text:p>
              </table:table-cell>
              <table:table-cell office:value-type="float" office:value="-151926">
                <text:p>-1519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7">
                <text:p>-27</text:p>
              </table:table-cell>
              <table:table-cell office:value-type="float" office:value="-147990">
                <text:p>-1479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5">
                <text:p>-35</text:p>
              </table:table-cell>
              <table:table-cell office:value-type="float" office:value="-143675">
                <text:p>-1436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3">
                <text:p>-33</text:p>
              </table:table-cell>
              <table:table-cell office:value-type="float" office:value="-139260">
                <text:p>-1392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6">
                <text:p>-16</text:p>
              </table:table-cell>
              <table:table-cell office:value-type="float" office:value="-134697">
                <text:p>-1346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">
                <text:p>-8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2">
                <text:p>-22</text:p>
              </table:table-cell>
              <table:table-cell office:value-type="float" office:value="-124247">
                <text:p>-124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4">
                <text:p>-34</text:p>
              </table:table-cell>
              <table:table-cell office:value-type="float" office:value="-118518">
                <text:p>-1185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7">
                <text:p>-27</text:p>
              </table:table-cell>
              <table:table-cell office:value-type="float" office:value="-112198">
                <text:p>-1121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0">
                <text:p>-20</text:p>
              </table:table-cell>
              <table:table-cell office:value-type="float" office:value="-105442">
                <text:p>-1054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  <table:table-cell office:value-type="float" office:value="-98020">
                <text:p>-980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2">
                <text:p>-22</text:p>
              </table:table-cell>
              <table:table-cell office:value-type="float" office:value="-89748">
                <text:p>-897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9">
                <text:p>-29</text:p>
              </table:table-cell>
              <table:table-cell office:value-type="float" office:value="-80555">
                <text:p>-805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4">
                <text:p>-34</text:p>
              </table:table-cell>
              <table:table-cell office:value-type="float" office:value="-70188">
                <text:p>-701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8">
                <text:p>-18</text:p>
              </table:table-cell>
              <table:table-cell office:value-type="float" office:value="-58394">
                <text:p>-583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">
                <text:p>-6</text:p>
              </table:table-cell>
              <table:table-cell office:value-type="float" office:value="-44767">
                <text:p>-447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7">
                <text:p>-27</text:p>
              </table:table-cell>
              <table:table-cell office:value-type="float" office:value="-28815">
                <text:p>-288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0">
                <text:p>-30</text:p>
              </table:table-cell>
              <table:table-cell office:value-type="float" office:value="-8665">
                <text:p>-86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1">
                <text:p>-31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">
                <text:p>-11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7">
                <text:p>-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2">
                <text:p>-2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8">
                <text:p>-2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0">
                <text:p>-20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2">
                <text:p>-22</text:p>
              </table:table-cell>
              <table:table-cell office:value-type="float" office:value="-868">
                <text:p>-8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5">
                <text:p>-25</text:p>
              </table:table-cell>
              <table:table-cell office:value-type="float" office:value="-1105">
                <text:p>-11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6">
                <text:p>-26</text:p>
              </table:table-cell>
              <table:table-cell office:value-type="float" office:value="-1333">
                <text:p>-1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8">
                <text:p>-8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4">
                <text:p>-14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1">
                <text:p>-21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2">
                <text:p>-22</text:p>
              </table:table-cell>
              <table:table-cell office:value-type="float" office:value="-2138">
                <text:p>-21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0">
                <text:p>-10</text:p>
              </table:table-cell>
              <table:table-cell office:value-type="float" office:value="-2297">
                <text:p>-2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